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5cm" fo:min-width="7.6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25.109cm"/>
    </style:style>
    <style:style style:name="gr8" style:family="graphic" style:parent-style-name="standard">
      <style:graphic-properties svg:stroke-width="0.051cm" svg:stroke-color="#ff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cm"/>
    </style:style>
    <style:style style:name="gr10" style:family="graphic" style:parent-style-name="standard">
      <style:graphic-properties draw:stroke="solid" svg:stroke-color="#ff0000" draw:fill="none" draw:textarea-horizontal-align="center" draw:textarea-vertical-align="middle"/>
    </style:style>
    <style:style style:name="gr11" style:family="graphic" style:parent-style-name="standard">
      <style:graphic-properties draw:stroke="solid" svg:stroke-width="0.051cm" svg:stroke-color="#ff0000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ott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fo:min-height="0.921cm"/>
    </style:style>
    <style:style style:name="gr17" style:family="graphic" style:parent-style-name="standard">
      <style:graphic-properties draw:stroke="none" draw:fill="none" fo:min-height="1.365cm"/>
    </style:style>
    <style:style style:name="gr18" style:family="graphic" style:parent-style-name="standard">
      <style:graphic-properties draw:stroke="none" draw:fill="none" fo:min-height="0.821cm"/>
    </style:style>
    <style:style style:name="gr19" style:family="graphic" style:parent-style-name="standard">
      <style:graphic-properties draw:stroke="solid"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1.565cm"/>
    </style:style>
    <style:style style:name="gr21" style:family="graphic" style:parent-style-name="standard">
      <style:graphic-properties draw:stroke="solid" svg:stroke-width="0.051cm" svg:stroke-color="#ff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3.859cm"/>
    </style:style>
    <style:style style:name="pr5" style:family="presentation" style:parent-style-name="Default-subtitle">
      <style:graphic-properties draw:stroke="none" draw:fill="none" fo:min-height="0.794cm"/>
    </style:style>
    <style:style style:name="pr6" style:family="presentation" style:parent-style-name="Default-outline1">
      <style:graphic-properties draw:auto-grow-height="true" fo:min-height="13.85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draw:textarea-horizontal-align="left" fo:min-height="13.859cm"/>
    </style:style>
    <style:style style:name="co1" style:family="table-column">
      <style:table-column-properties style:column-width="8.008cm" style:use-optimal-column-width="false"/>
    </style:style>
    <style:style style:name="co2" style:family="table-column">
      <style:table-column-properties style:column-width="8.011cm" style:use-optimal-column-width="false"/>
    </style:style>
    <style:style style:name="co3" style:family="table-column">
      <style:table-column-properties style:column-width="4.702cm" style:use-optimal-column-width="false"/>
    </style:style>
    <style:style style:name="co4" style:family="table-column">
      <style:table-column-properties style:column-width="4.068cm" style:use-optimal-column-width="false"/>
    </style:style>
    <style:style style:name="co5" style:family="table-column">
      <style:table-column-properties style:column-width="9.525cm" style:use-optimal-column-width="false"/>
    </style:style>
    <style:style style:name="co6" style:family="table-column">
      <style:table-column-properties style:column-width="3.771cm" style:use-optimal-column-width="false"/>
    </style:style>
    <style:style style:name="ro1" style:family="table-row">
      <style:table-row-properties style:row-height="0.994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fo:font-family="Courier" style:font-family-generic="modern" style:font-pitch="fixed" fo:font-size="16pt" style:font-size-asian="16pt" style:font-size-complex="16pt"/>
    </style:style>
    <style:style style:name="ce2" style:family="table-cell">
      <style:graphic-properties style:repeat="repeat"/>
      <style:text-properties fo:font-family="Courier" style:font-family-generic="modern" style:font-pitch="fixed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text-properties fo:color="#0000ff" fo:font-family="'Courier New'" style:font-family-generic="modern" style:font-pitch="fixed" fo:font-size="18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start"/>
      <style:text-properties fo:font-size="22pt"/>
    </style:style>
    <style:style style:name="P8" style:family="paragraph">
      <style:paragraph-properties fo:text-align="start"/>
      <style:text-properties fo:color="#000000" fo:font-size="22pt" style:font-size-asian="22pt" style:font-size-complex="22pt"/>
    </style:style>
    <style:style style:name="P9" style:family="paragraph">
      <style:paragraph-properties fo:text-align="center"/>
      <style:text-properties fo:font-size="22pt"/>
    </style:style>
    <style:style style:name="P10" style:family="paragraph">
      <style:paragraph-properties fo:text-align="start"/>
      <style:text-properties fo:font-size="16p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style:paragraph-properties fo:text-align="start"/>
      <style:text-properties fo:color="#000000" fo:font-size="22pt" fo:font-style="normal" style:font-size-asian="22pt" style:font-style-asian="normal" style:font-size-complex="22pt" style:font-style-complex="normal"/>
    </style:style>
    <style:style style:name="P15" style:family="paragraph">
      <style:paragraph-properties fo:text-align="center"/>
    </style:style>
    <style:style style:name="P16" style:family="paragraph">
      <style:text-properties fo:color="#ff0000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000000" fo:font-size="20pt" style:font-size-asian="20pt" style:font-size-complex="20pt"/>
    </style:style>
    <style:style style:name="P18" style:family="paragraph">
      <style:text-properties fo:color="#ff0000" fo:font-size="18pt"/>
    </style:style>
    <style:style style:name="P19" style:family="paragraph">
      <style:paragraph-properties fo:text-align="start"/>
      <style:text-properties fo:font-size="12pt"/>
    </style:style>
    <style:style style:name="P20" style:family="paragraph">
      <style:paragraph-properties fo:text-align="start"/>
      <style:text-properties fo:color="#000000" fo:font-family="Courier" style:font-family-generic="modern" style:font-pitch="fixed" fo:font-size="12pt" style:font-size-asian="12pt" style:font-size-complex="12pt"/>
    </style:style>
    <style:style style:name="P21" style:family="paragraph">
      <style:paragraph-properties fo:text-align="center"/>
      <style:text-properties fo:font-size="32pt"/>
    </style:style>
    <style:style style:name="P22" style:family="paragraph">
      <style:paragraph-properties fo:text-align="start"/>
    </style:style>
    <style:style style:name="P23" style:family="paragraph">
      <style:paragraph-properties fo:margin-top="0cm" fo:margin-bottom="0cm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text-align="start"/>
      <style:text-properties style:text-position="0% 100%" fo:font-size="18pt"/>
    </style:style>
    <style:style style:name="P28" style:family="paragraph">
      <style:paragraph-properties fo:margin-top="0cm" fo:margin-bottom="0cm" fo:text-align="start"/>
    </style:style>
    <style:style style:name="P29" style:family="paragraph">
      <style:paragraph-properties fo:margin-top="0cm" fo:margin-bottom="0cm"/>
      <style:text-properties fo:color="#000000" fo:font-size="20pt" style:font-size-asian="20pt" style:font-size-complex="20pt"/>
    </style:style>
    <style:style style:name="P30" style:family="paragraph">
      <style:text-properties fo:color="#000000" fo:font-size="22pt" style:font-size-asian="22pt" style:font-size-complex="22pt"/>
    </style:style>
    <style:style style:name="P31" style:family="paragraph">
      <style:text-properties fo:color="#000000" fo:font-family="Courier" style:font-family-generic="modern" style:font-pitch="fixed" fo:font-size="14pt" style:font-size-asian="14pt" style:font-size-complex="14pt"/>
    </style:style>
    <style:style style:name="P32" style:family="paragraph">
      <style:text-properties fo:font-family="Courier" style:font-family-generic="modern" style:font-pitch="fixed" fo:font-size="14pt" style:font-size-asian="14pt" style:font-size-complex="14pt"/>
    </style:style>
    <style:style style:name="P33" style:family="paragraph">
      <style:paragraph-properties fo:text-align="start"/>
      <style:text-properties fo:color="#000000" fo:font-size="32pt"/>
    </style:style>
    <style:style style:name="P34" style:family="paragraph">
      <style:paragraph-properties>
        <style:tab-stops/>
      </style:paragraph-properties>
    </style:style>
    <style:style style:name="P35" style:family="paragraph">
      <style:paragraph-properties fo:margin-top="0cm" fo:margin-bottom="0cm"/>
      <style:text-properties fo:color="#000000" fo:font-size="22pt" style:font-size-asian="22pt" style:font-size-complex="22pt"/>
    </style:style>
    <style:style style:name="T1" style:family="text">
      <style:text-properties fo:color="#ff000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color="#0000ff" fo:font-family="'Courier New'" style:font-family-generic="modern" style:font-pitch="fixed" fo:font-size="18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color="#000000" fo:font-family="Courier" style:font-family-generic="modern" style:font-pitch="fixed" fo:font-size="28pt" style:font-size-asian="28pt" style:font-size-complex="28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000000" fo:font-size="22pt" fo:font-weight="bold" style:font-size-asian="22pt" style:font-size-complex="22pt"/>
    </style:style>
    <style:style style:name="T10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000000" fo:font-family="Arial" style:font-family-generic="swiss" style:font-pitch="variable" fo:font-size="22pt" style:font-family-asian="Symbol" style:font-style-name-asian="Regular" style:font-charset-asian="x-symbol" style:font-size-asian="22pt" style:font-family-complex="Symbol" style:font-style-name-complex="Regular" style:font-charset-complex="x-symbol" style:font-size-complex="22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fo:font-family="Symbol" style:font-style-name="Regular" style:font-charset="x-symbol" fo:font-size="20pt" style:font-family-asian="Symbol" style:font-style-name-asian="Regular" style:font-charset-asian="x-symbol" style:font-size-asian="20pt" style:font-family-complex="Symbol" style:font-style-name-complex="Regular" style:font-charset-complex="x-symbol" style:font-size-complex="20pt"/>
    </style:style>
    <style:style style:name="T15" style:family="text">
      <style:text-properties fo:color="#000000" fo:font-family="Arial" style:font-family-generic="swiss" style:font-pitch="variable" fo:font-size="20pt" style:font-family-asian="Symbol" style:font-style-name-asian="Regular" style:font-charset-asian="x-symbol" style:font-size-asian="20pt" style:font-family-complex="Symbol" style:font-style-name-complex="Regular" style:font-charset-complex="x-symbol" style:font-size-complex="20pt"/>
    </style:style>
    <style:style style:name="T16" style:family="text">
      <style:text-properties fo:color="#000000" fo:font-family="Arial" style:font-family-generic="swiss" style:font-pitch="variable" fo:font-size="20pt" fo:font-style="italic" style:font-family-asian="Symbol" style:font-style-name-asian="Regular" style:font-charset-asian="x-symbol" style:font-size-asian="20pt" style:font-style-asian="italic" style:font-family-complex="Symbol" style:font-style-name-complex="Regular" style:font-charset-complex="x-symbol" style:font-size-complex="20pt" style:font-style-complex="italic"/>
    </style:style>
    <style:style style:name="T17" style:family="text">
      <style:text-properties fo:color="#000000" style:text-position="sub 58%" fo:font-family="Arial" style:font-family-generic="swiss" style:font-pitch="variable" fo:font-size="20pt" fo:font-style="italic" style:font-family-asian="Symbol" style:font-style-name-asian="Regular" style:font-charset-asian="x-symbol" style:font-size-asian="20pt" style:font-style-asian="italic" style:font-family-complex="Symbol" style:font-style-name-complex="Regular" style:font-charset-complex="x-symbol" style:font-size-complex="20pt" style:font-style-complex="italic"/>
    </style:style>
    <style:style style:name="T18" style:family="text">
      <style:text-properties fo:color="#000000" fo:font-family="Arial" style:font-style-name="Regular" style:font-family-generic="swiss" fo:font-size="20pt" fo:font-style="italic" style:font-family-asian="Arial" style:font-style-name-asian="Regular" style:font-family-generic-asian="swiss" style:font-size-asian="20pt" style:font-style-asian="italic" style:font-family-complex="Arial" style:font-style-name-complex="Regular" style:font-family-generic-complex="swiss" style:font-size-complex="20pt" style:font-style-complex="italic"/>
    </style:style>
    <style:style style:name="T19" style:family="text">
      <style:text-properties fo:color="#000000" style:text-position="0% 100%" fo:font-family="Arial" style:font-family-generic="swiss" style:font-pitch="variable" fo:font-size="20pt" fo:font-style="italic" style:font-family-asian="Symbol" style:font-style-name-asian="Regular" style:font-charset-asian="x-symbol" style:font-size-asian="20pt" style:font-style-asian="italic" style:font-family-complex="Symbol" style:font-style-name-complex="Regular" style:font-charset-complex="x-symbol" style:font-size-complex="20pt" style:font-style-complex="italic"/>
    </style:style>
    <style:style style:name="T20" style:family="text">
      <style:text-properties fo:color="#000000" style:text-position="0% 100%" fo:font-family="Arial" style:font-style-name="Regular" style:font-family-generic="swiss" fo:font-size="20pt" fo:font-style="italic" style:font-family-asian="Arial" style:font-style-name-asian="Regular" style:font-family-generic-asian="swiss" style:font-size-asian="20pt" style:font-style-asian="italic" style:font-family-complex="Arial" style:font-style-name-complex="Regular" style:font-family-generic-complex="swiss" style:font-size-complex="20pt" style:font-style-complex="italic"/>
    </style:style>
    <style:style style:name="T21" style:family="text">
      <style:text-properties fo:color="#000000" fo:font-family="Arial" style:font-family-generic="swiss" style:font-pitch="variable" fo:font-size="16pt" style:font-family-asian="Symbol" style:font-style-name-asian="Regular" style:font-charset-asian="x-symbol" style:font-size-asian="16pt" style:font-family-complex="Symbol" style:font-style-name-complex="Regular" style:font-charset-complex="x-symbol" style:font-size-complex="16pt"/>
    </style:style>
    <style:style style:name="T22" style:family="text">
      <style:text-properties fo:color="#000000" fo:font-family="Arial" style:font-family-generic="swiss" style:font-pitch="variable" fo:font-size="16pt" fo:font-style="italic" style:font-family-asian="Symbol" style:font-style-name-asian="Regular" style:font-charset-asian="x-symbol" style:font-size-asian="16pt" style:font-style-asian="italic" style:font-family-complex="Symbol" style:font-style-name-complex="Regular" style:font-charset-complex="x-symbol" style:font-size-complex="16pt" style:font-style-complex="italic"/>
    </style:style>
    <style:style style:name="T23" style:family="text">
      <style:text-properties fo:color="#000000" style:text-position="sub 58%" fo:font-family="Arial" style:font-family-generic="swiss" style:font-pitch="variable" fo:font-size="20pt" style:font-family-asian="Symbol" style:font-style-name-asian="Regular" style:font-charset-asian="x-symbol" style:font-size-asian="20pt" style:font-family-complex="Symbol" style:font-style-name-complex="Regular" style:font-charset-complex="x-symbol" style:font-size-complex="20pt"/>
    </style:style>
    <style:style style:name="T24" style:family="text">
      <style:text-properties fo:color="#000000" style:text-position="0% 100%" fo:font-family="Arial" style:font-family-generic="swiss" style:font-pitch="variable" fo:font-size="22pt" fo:font-style="normal" style:font-family-asian="Symbol" style:font-style-name-asian="Regular" style:font-charset-asian="x-symbol" style:font-size-asian="22pt" style:font-style-asian="normal" style:font-family-complex="Symbol" style:font-style-name-complex="Regular" style:font-charset-complex="x-symbol" style:font-size-complex="22pt" style:font-style-complex="normal"/>
    </style:style>
    <style:style style:name="T25" style:family="text">
      <style:text-properties fo:color="#000000" style:text-position="0% 100%" fo:font-family="Arial" style:font-family-generic="swiss" style:font-pitch="variable" fo:font-size="22pt" fo:font-style="italic" style:font-family-asian="Symbol" style:font-style-name-asian="Regular" style:font-charset-asian="x-symbol" style:font-size-asian="22pt" style:font-style-asian="italic" style:font-family-complex="Symbol" style:font-style-name-complex="Regular" style:font-charset-complex="x-symbol" style:font-size-complex="22pt" style:font-style-complex="italic"/>
    </style:style>
    <style:style style:name="T26" style:family="text">
      <style:text-properties fo:color="#000000" style:text-position="0% 100%" fo:font-family="Arial" style:font-family-generic="swiss" style:font-pitch="variable" fo:font-size="22pt" fo:font-style="normal" fo:font-weight="normal" style:font-family-asian="Symbol" style:font-style-name-asian="Regular" style:font-charset-asian="x-symbol" style:font-size-asian="22pt" style:font-style-asian="normal" style:font-weight-asian="normal" style:font-family-complex="Symbol" style:font-style-name-complex="Regular" style:font-charset-complex="x-symbol" style:font-size-complex="22pt" style:font-style-complex="normal" style:font-weight-complex="normal"/>
    </style:style>
    <style:style style:name="T27" style:family="text">
      <style:text-properties fo:color="#000000" style:text-position="0% 100%" fo:font-family="Arial" style:font-family-generic="swiss" style:font-pitch="variable" fo:font-size="22pt" fo:font-style="italic" fo:font-weight="normal" style:font-family-asian="Symbol" style:font-style-name-asian="Regular" style:font-charset-asian="x-symbol" style:font-size-asian="22pt" style:font-style-asian="italic" style:font-weight-asian="normal" style:font-family-complex="Symbol" style:font-style-name-complex="Regular" style:font-charset-complex="x-symbol" style:font-size-complex="22pt" style:font-style-complex="italic" style:font-weight-complex="normal"/>
    </style:style>
    <style:style style:name="T28" style:family="text">
      <style:text-properties fo:color="#000000" style:text-position="0% 100%" fo:font-family="Courier" style:font-family-generic="modern" style:font-pitch="fixed" fo:font-size="14pt" fo:font-style="normal" style:font-family-asian="Symbol" style:font-style-name-asian="Regular" style:font-charset-asian="x-symbol" style:font-size-asian="14pt" style:font-style-asian="normal" style:font-family-complex="Symbol" style:font-style-name-complex="Regular" style:font-charset-complex="x-symbol" style:font-size-complex="14pt" style:font-style-complex="normal"/>
    </style:style>
    <style:style style:name="T29" style:family="text">
      <style:text-properties fo:color="#000000" style:text-position="0% 100%" fo:font-family="Arial" style:font-family-generic="swiss" style:font-pitch="variable" fo:font-size="12pt" fo:font-style="italic" style:font-family-asian="Symbol" style:font-style-name-asian="Regular" style:font-charset-asian="x-symbol" style:font-size-asian="12pt" style:font-style-asian="italic" style:font-family-complex="Symbol" style:font-style-name-complex="Regular" style:font-charset-complex="x-symbol" style:font-size-complex="12pt" style:font-style-complex="italic"/>
    </style:style>
    <style:style style:name="T30" style:family="text">
      <style:text-properties fo:color="#ff0000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ff0000" fo:font-size="20pt" fo:font-style="italic" style:font-size-asian="20pt" style:font-style-asian="italic" style:font-size-complex="20pt" style:font-style-complex="italic"/>
    </style:style>
    <style:style style:name="T3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fo:font-family="Courier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000000" fo:font-family="Courier" style:font-family-generic="modern" style:font-pitch="fixed" fo:font-size="20pt" style:font-size-asian="20pt" style:font-size-complex="20pt"/>
    </style:style>
    <style:style style:name="T36" style:family="text">
      <style:text-properties fo:color="#000000" fo:font-family="Courier" style:font-family-generic="modern" style:font-pitch="fixed" fo:font-size="16pt" style:font-size-asian="16pt" style:font-size-complex="16pt"/>
    </style:style>
    <style:style style:name="T37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8" style:family="text">
      <style:text-properties fo:color="#000000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family="Courier" style:font-family-generic="modern" style:font-pitch="fixed" fo:font-size="12pt" style:font-size-asian="12pt" style:font-size-complex="12pt"/>
    </style:style>
    <style:style style:name="T40" style:family="text">
      <style:text-properties fo:color="#ff0000" fo:font-family="Courier" style:font-family-generic="modern" style:font-pitch="fixed" fo:font-size="12pt" style:font-size-asian="12pt" style:font-size-complex="12pt"/>
    </style:style>
    <style:style style:name="T41" style:family="text">
      <style:text-properties fo:color="#000000" fo:font-family="Courier" style:font-family-generic="modern" style:font-pitch="fixed" fo:font-size="12pt" style:font-size-asian="12pt" style:font-size-complex="12pt"/>
    </style:style>
    <style:style style:name="T42" style:family="text">
      <style:text-properties fo:color="#000000" fo:font-family="Arial" style:font-family-generic="swiss" fo:font-size="20pt" style:font-size-asian="20pt" style:font-size-complex="20pt"/>
    </style:style>
    <style:style style:name="T43" style:family="text">
      <style:text-properties fo:color="#ff0000" fo:font-family="Courier" style:font-family-generic="modern" style:font-pitch="fixed" fo:font-size="20pt" style:font-size-asian="20pt" style:font-size-complex="20pt"/>
    </style:style>
    <style:style style:name="T44" style:family="text">
      <style:text-properties fo:color="#ff0000" fo:font-family="Courier" style:font-family-generic="modern" style:font-pitch="fixed" fo:font-size="28pt" style:font-size-asian="28pt" style:font-size-complex="28pt"/>
    </style:style>
    <style:style style:name="T45" style:family="text">
      <style:text-properties fo:color="#ff0000" fo:font-size="28pt" style:font-size-asian="28pt" style:font-size-complex="28pt"/>
    </style:style>
    <style:style style:name="T46" style:family="text">
      <style:text-properties fo:color="#000000" fo:font-family="Courier" style:font-family-generic="modern" style:font-pitch="fixed" fo:font-size="18pt" style:font-size-asian="18pt" style:font-size-complex="18pt"/>
    </style:style>
    <style:style style:name="T47" style:family="text">
      <style:text-properties fo:color="#000000" fo:font-size="18pt" style:font-size-asian="18pt" style:font-size-complex="18pt"/>
    </style:style>
    <style:style style:name="T48" style:family="text">
      <style:text-properties fo:color="#000000" fo:font-family="Courier" style:font-family-generic="modern" style:font-pitch="fixed" fo:font-size="14pt" style:font-size-asian="14pt" style:font-size-complex="14pt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51" style:family="text">
      <style:text-properties fo:color="#ff0000" fo:font-size="18pt"/>
    </style:style>
    <style:style style:name="T52" style:family="text">
      <style:text-properties fo:color="#000000" fo:font-family="Courier" fo:font-size="26pt" style:font-size-asian="26pt" style:font-size-complex="26pt"/>
    </style:style>
    <style:style style:name="T53" style:family="text">
      <style:text-properties fo:color="#000000" fo:font-family="Courier" fo:font-size="22pt" style:font-size-asian="22pt" style:font-size-complex="22pt"/>
    </style:style>
    <style:style style:name="T54" style:family="text">
      <style:text-properties fo:color="#000000" fo:font-family="'Courier New'" style:font-family-generic="modern" style:font-pitch="fixed" fo:font-size="22pt" style:font-size-asian="22pt" style:font-size-complex="22pt"/>
    </style:style>
    <style:style style:name="T55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56" style:family="text">
      <style:text-properties fo:color="#000000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7" style:family="text">
      <style:text-properties fo:font-family="Courier" style:font-family-generic="modern" style:font-pitch="fixed" fo:font-size="16pt" style:font-size-asian="16pt" style:font-size-complex="16pt"/>
    </style:style>
    <style:style style:name="T58" style:family="text">
      <style:text-properties fo:font-family="Courier" style:font-family-generic="modern" style:font-pitch="fixed" fo:font-size="18pt"/>
    </style:style>
    <style:style style:name="T59" style:family="text">
      <style:text-properties fo:font-family="Arial" style:font-family-generic="swiss" style:font-pitch="variable" fo:font-size="22pt" style:font-size-asian="22pt" style:font-size-complex="22pt"/>
    </style:style>
    <style:style style:name="T60" style:family="text">
      <style:text-properties fo:font-family="Arial" style:font-family-generic="swiss" style:font-pitch="variable" fo:font-size="26pt" style:font-size-asian="26pt" style:font-size-complex="26pt"/>
    </style:style>
    <style:style style:name="T61" style:family="text">
      <style:text-properties fo:color="#000000" fo:font-family="Courier" fo:font-size="13pt" style:font-size-asian="13pt" style:font-size-complex="13pt"/>
    </style:style>
    <style:style style:name="T62" style:family="text">
      <style:text-properties fo:color="#000000" fo:font-family="Courier" style:font-family-generic="modern" style:font-pitch="fixed" fo:font-size="13pt" style:font-size-asian="13pt" style:font-size-complex="13pt"/>
    </style:style>
    <style:style style:name="T63" style:family="text">
      <style:text-properties fo:font-family="'Courier New'" style:font-family-generic="modern" style:font-pitch="fixed" fo:font-size="22pt" style:font-size-asian="22pt" style:font-size-complex="22pt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font-size="22pt" fo:font-style="italic" style:font-size-asian="22pt" style:font-style-asian="italic" style:font-size-complex="22pt" style:font-style-complex="italic"/>
    </style:style>
    <style:style style:name="T66" style:family="text">
      <style:text-properties fo:font-family="Courier" fo:font-size="22pt" style:font-size-asian="22pt" style:font-size-complex="22pt"/>
    </style:style>
    <style:style style:name="T67" style:family="text">
      <style:text-properties fo:color="#000000" fo:font-family="Courier" style:font-family-generic="modern" style:font-pitch="fixed" fo:font-size="22pt" style:font-size-asian="22pt" style:font-size-complex="22pt"/>
    </style:style>
    <style:style style:name="T68" style:family="text">
      <style:text-properties fo:color="#000000" fo:font-family="Arial" style:font-family-generic="swiss" fo:font-size="22pt" style:font-size-asian="22pt" style:font-size-complex="22pt"/>
    </style:style>
    <style:style style:name="T69" style:family="text">
      <style:text-properties fo:font-family="Courier" style:font-family-generic="modern" style:font-pitch="fixed" fo:font-size="18pt" style:font-size-asian="16pt" style:font-size-complex="16pt"/>
    </style:style>
    <style:style style:name="T70" style:family="text">
      <style:text-properties fo:font-size="18pt"/>
    </style:style>
    <style:style style:name="T71" style:family="text">
      <style:text-properties style:text-position="sub 58%" fo:font-size="18pt"/>
    </style:style>
    <style:style style:name="T72" style:family="text">
      <style:text-properties style:text-position="0% 100%" fo:font-size="18pt"/>
    </style:style>
    <style:style style:name="T73" style:family="text">
      <style:text-properties fo:color="#000000" fo:font-family="Courier" fo:font-size="20pt" style:font-size-asian="20pt" style:font-size-complex="20pt"/>
    </style:style>
    <style:style style:name="T74" style:family="text">
      <style:text-properties fo:color="#000000" fo:font-family="'Courier New'" style:font-family-generic="swiss" style:font-pitch="variable" fo:font-size="20pt" style:font-size-asian="20pt" style:font-size-complex="20pt"/>
    </style:style>
    <style:style style:name="T75" style:family="text">
      <style:text-properties fo:color="#000000" fo:font-family="Arial" style:font-family-generic="swiss" fo:font-size="22pt" fo:font-style="italic" style:font-size-asian="22pt" style:font-style-asian="italic" style:font-size-complex="22pt" style:font-style-complex="italic"/>
    </style:style>
    <style:style style:name="T76" style:family="text">
      <style:text-properties fo:color="#000000" fo:font-family="Arial" style:font-family-generic="swiss" fo:font-size="20pt" fo:font-style="italic" style:font-size-asian="20pt" style:font-style-asian="italic" style:font-size-complex="20pt" style:font-style-complex="italic"/>
    </style:style>
    <style:style style:name="T77" style:family="text">
      <style:text-properties fo:font-family="Arial" style:font-family-generic="swiss" fo:font-size="20pt" style:font-size-asian="20pt" style:font-size-complex="20pt"/>
    </style:style>
    <style:style style:name="T78" style:family="text">
      <style:text-properties fo:color="#000000" fo:font-family="Arial" style:font-family-generic="swiss" fo:font-size="22pt" fo:font-weight="bold" style:font-size-asian="22pt" style:font-weight-asian="bold" style:font-size-complex="22pt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color="#000000" fo:font-size="32pt"/>
    </style:style>
    <style:style style:name="T81" style:family="text">
      <style:text-properties fo:color="#000000" fo:font-family="Arial" fo:font-size="18pt" style:font-size-asian="18pt" style:font-size-complex="18pt"/>
    </style:style>
    <style:style style:name="T82" style:family="text">
      <style:text-properties fo:color="#000000" fo:font-family="Courier" fo:font-size="18pt" style:font-size-asian="18pt" style:font-size-complex="18pt"/>
    </style:style>
    <style:style style:name="T83" style:family="text">
      <style:text-properties fo:color="#000000" fo:font-family="Courier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HPC Essentials</text:span><text:line-break/><text:span text:style-name="T2">Part III : Message Passing Interface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3">Bill Brouwer</text:span></text:p>
            <text:p text:style-name="P1"><text:span text:style-name="T3">Research Computing and Cyberinfrastructure (RCC), PSU</text:span></text:p>
          </draw:text-box>
        </draw:frame>
        <draw:frame draw:style-name="gr1" draw:text-style-name="P3" draw:layer="layout" svg:width="5.455cm" svg:height="0.971cm" svg:x="22.36cm" svg:y="19.685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" draw:text-style-name="P6" draw:layer="layout" svg:width="25.199cm" svg:height="14.546cm" svg:x="1.4cm" svg:y="5.171cm" presentation:class="subtitle" presentation:user-transformed="true">
          <draw:text-box>
            <text:list text:style-name="L2">
              <text:list-item>
                <text:p text:style-name="P6"><text:span text:style-name="T5">Motivation</text:span></text:p>
              </text:list-item>
              <text:list-item>
                <text:p text:style-name="P6"><text:span text:style-name="T5">Interprocess Communication</text:span></text:p>
                <text:list>
                  <text:list-item>
                    <text:list>
                      <text:list-item>
                        <text:p text:style-name="P6"><text:span text:style-name="T5">Signals</text:span></text:p>
                      </text:list-item>
                      <text:list-item>
                        <text:p text:style-name="P6"><text:span text:style-name="T5">Sockets &amp; Network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procfs</text:span><text:span text:style-name="T5"> Digression</text:span></text:p>
              </text:list-item>
              <text:list-item>
                <text:p text:style-name="P6"><text:span text:style-name="T5">Message Passing Interface</text:span></text:p>
                <text:list>
                  <text:list-item>
                    <text:p text:style-name="P6"><text:span text:style-name="T5">Send/Receive</text:span></text:p>
                  </text:list-item>
                  <text:list-item>
                    <text:p text:style-name="P6"><text:span text:style-name="T5">Communication</text:span></text:p>
                  </text:list-item>
                  <text:list-item>
                    <text:p text:style-name="P6"><text:span text:style-name="T5">Parallel Constructs</text:span></text:p>
                  </text:list-item>
                  <text:list-item>
                    <text:p text:style-name="P6"><text:span text:style-name="T5">Grouping Data</text:span></text:p>
                  </text:list-item>
                  <text:list-item>
                    <text:p text:style-name="P6"><text:span text:style-name="T5">Communicators &amp; Topologies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3"><text:s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text-style-name="P8" draw:layer="layout" svg:width="25.199cm" svg:height="13.859cm" svg:x="1.4cm" svg:y="4.614cm" presentation:class="subtitle" presentation:user-transformed="true">
          <draw:text-box>
            <text:list text:style-name="L2">
              <text:list-item>
                <text:p text:style-name="P7"><text:span text:style-name="T7">We saw last time that Amdahl's law implies an </text:span><text:span text:style-name="T8">asymptotic limit</text:span><text:span text:style-name="T7"> to performance gains from parallelism, where parallel </text:span><text:span text:style-name="T8">P</text:span><text:span text:style-name="T7"> and serial code </text:span><text:span text:style-name="T8">(1-P)</text:span><text:span text:style-name="T7"> portions have </text:span><text:span text:style-name="T9">fixed</text:span><text:span text:style-name="T7"> relative cost</text:span></text:p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7"><text:span text:style-name="T7">We looked at threads (“light-weight processes”) and also saw that performance depends on a variety of things, including good cache utilization and affinity</text:span></text:p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7"><text:span text:style-name="T7">For the problem size investigated, ultimately the limiting factor was disk I/O, there was no sense going beyond a single compute node; in a machine with 16 cores or more, there is no point when </text:span><text:span text:style-name="T8">P</text:span><text:span text:style-name="T7"> &lt; 60%</text:span><text:span text:style-name="T10">, should the process have sufficient memory</text:span></text:p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7"><text:span text:style-name="T8">However, as we increase our problem size, the relative parallel/serial cost changes and P can approach 1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text-style-name="P8" draw:layer="layout" svg:width="25.199cm" svg:height="17.998cm" svg:x="1.4cm" svg:y="3.514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7"><text:span text:style-name="T11"/></text:p>
                  </text:list-header>
                </text:list>
              </text:list-item>
              <text:list-item>
                <text:p text:style-name="P7"><text:span text:style-name="T12">In the limit as processors </text:span><text:span text:style-name="T13">N</text:span><text:span text:style-name="T12"> → </text:span><text:span text:style-name="T14"> </text:span><text:span text:style-name="T15">we find the maximum performance improvement :</text:span></text:p>
              </text:list-item>
            </text:list>
            <text:p text:style-name="P9"><text:span text:style-name="T16"><text:s/></text:span><text:span text:style-name="T16">1/(1-P)</text:span></text:p>
            <text:list text:continue-numbering="true" text:style-name="L2">
              <text:list-item>
                <text:p text:style-name="P7"><text:span text:style-name="T15">It is helpful to see the 3dB points for this limit ie., the number of processors </text:span><text:span text:style-name="T16">N</text:span><text:span text:style-name="T17">1/2</text:span><text:span text:style-name="T15"> required to achieve </text:span><text:span text:style-name="T16">(1/</text:span><text:span text:style-name="T18">√</text:span><text:span text:style-name="T16">2)*max</text:span><text:span text:style-name="T15"> = </text:span><text:span text:style-name="T16">1/(</text:span><text:span text:style-name="T18">√</text:span><text:span text:style-name="T16">2*(1-P))</text:span><text:span text:style-name="T15">; equating with Amdahl's law &amp; after some algebra : </text:span></text:p>
              </text:list-item>
            </text:list>
            <text:p text:style-name="P9"><text:span text:style-name="T16">N</text:span><text:span text:style-name="T17">1/2 </text:span><text:span text:style-name="T19"><text:s/>= 1/((1-P)*(</text:span><text:span text:style-name="T20">√</text:span><text:span text:style-name="T19">2-1))</text:span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  <text:p text:style-name="P7"><text:span text:style-name="T19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draw:frame draw:style-name="gr3" draw:layer="layout" svg:width="15.999cm" svg:height="8.999cm" svg:x="5.696cm" svg:y="10.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11" draw:layer="layout" svg:width="6.978cm" svg:height="0.794cm" svg:x="10.767cm" svg:y="19.651cm">
          <draw:text-box>
            <text:p text:style-name="P10"><text:span text:style-name="T21">Parallel code fraction </text:span><text:span text:style-name="T22">P</text:span></text:p>
          </draw:text-box>
        </draw:frame>
        <draw:frame presentation:style-name="pr5" draw:text-style-name="P13" draw:layer="layout" svg:width="1.31cm" svg:height="1.021cm" draw:transform="rotate (1.5699236621689) translate (5.032cm 15.499cm)">
          <draw:text-box>
            <text:p text:style-name="P12"><text:span text:style-name="T15">N</text:span><text:span text:style-name="T23">1/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text-style-name="P14" draw:layer="layout" svg:width="25.199cm" svg:height="13.859cm" svg:x="1.3cm" svg:y="4.414cm" presentation:class="subtitle" presentation:user-transformed="true">
          <draw:text-box>
            <text:list text:style-name="L2">
              <text:list-item>
                <text:p text:style-name="P7"><text:span text:style-name="T24">Points to note from the graph :</text:span></text:p>
                <text:list>
                  <text:list-item>
                    <text:p text:style-name="P7"><text:span text:style-name="T25">P</text:span><text:span text:style-name="T24"> ~ 0.90, we can benefit from ~ 20 cores</text:span></text:p>
                  </text:list-item>
                  <text:list-item>
                    <text:p text:style-name="P7"><text:span text:style-name="T25">P</text:span><text:span text:style-name="T24"> ~ 0.99, we can benefit from a cluster size of <text:s/>~ 256 cores </text:span></text:p>
                  </text:list-item>
                  <text:list-item>
                    <text:p text:style-name="P7"><text:span text:style-name="T25">P</text:span><text:span text:style-name="T24"> → <text:s/>1, we approach the “embarrassingly parallel” limit</text:span></text:p>
                  </text:list-item>
                  <text:list-item>
                    <text:p text:style-name="P7"><text:span text:style-name="T25">P ~</text:span><text:span text:style-name="T24"> 1, performance improvement directly proportional to cores</text:span></text:p>
                  </text:list-item>
                  <text:list-item>
                    <text:p text:style-name="P7"><text:span text:style-name="T24">P ~ 1 implies </text:span><text:span text:style-name="T25">independent</text:span><text:span text:style-name="T24"> or batch processes</text:span></text:p>
                  </text:list-item>
                </text:list>
              </text:list-item>
            </text:list>
            <text:p text:style-name="P7"><text:span text:style-name="T25"/></text:p>
            <text:list text:continue-numbering="true" text:style-name="L2">
              <text:list-item>
                <text:p text:style-name="P7"><text:span text:style-name="T24">Quite aside from considerations of Amdahl's law, as the problem size grows, we may simply exceed the memory available on a single node</text:span></text:p>
              </text:list-item>
            </text:list>
            <text:p text:style-name="P7"><text:span text:style-name="T25"/></text:p>
            <text:list text:continue-numbering="true" text:style-name="L2">
              <text:list-item>
                <text:p text:style-name="P7"><text:span text:style-name="T25"><text:s/></text:span><text:span text:style-name="T24">In this case, must move to a </text:span><text:span text:style-name="T25">distributed memory</text:span><text:span text:style-name="T24"> processing model/multiple nodes </text:span><text:span text:style-name="T26">(unless </text:span><text:span text:style-name="T27">P</text:span><text:span text:style-name="T26"> ~ 1 of course)</text:span></text:p>
              </text:list-item>
            </text:list>
            <text:p text:style-name="P7"><text:span text:style-name="T25"/></text:p>
            <text:list text:continue-numbering="true" text:style-name="L2">
              <text:list-item>
                <text:p text:style-name="P7"><text:span text:style-name="T25">How do we determine P? → PROFILING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237cm" presentation:class="title" presentation:user-transformed="true">
          <draw:text-box>
            <text:p><text:span text:style-name="T1">Profiling w/ Valgrind</text:span></text:p>
          </draw:text-box>
        </draw:frame>
        <draw:frame presentation:style-name="pr4" draw:text-style-name="P14" draw:layer="layout" svg:width="25.199cm" svg:height="16.787cm" svg:x="1.3cm" svg:y="2.914cm" presentation:class="subtitle" presentation:user-transformed="true">
          <draw:text-box>
            <text:p text:style-name="P7"><text:span text:style-name="T28">[wjb19@lionxf scratch]$ valgrind --tool=callgrind ./psktm.x</text:span></text:p>
            <text:p text:style-name="P7"><text:span text:style-name="T28">[wjb19@lionxf scratch]$ callgrind_annotate --inclusive=yes callgrind.out.3853 </text:span></text:p>
            <text:p text:style-name="P7"><text:span text:style-name="T28">--------------------------------------------------------------------------------</text:span></text:p>
            <text:p text:style-name="P7"><text:span text:style-name="T28">Profile data file 'callgrind.out.3853' (creator: callgrind-3.5.0)</text:span></text:p>
            <text:p text:style-name="P7"><text:span text:style-name="T28">--------------------------------------------------------------------------------</text:span></text:p>
            <text:p text:style-name="P7"><text:span text:style-name="T28">I1 cache: </text:span></text:p>
            <text:p text:style-name="P7"><text:span text:style-name="T28">D1 cache: </text:span></text:p>
            <text:p text:style-name="P7"><text:span text:style-name="T28">L2 cache: </text:span></text:p>
            <text:p text:style-name="P7"><text:span text:style-name="T28">Timerange: Basic block 0 - 2628034011</text:span></text:p>
            <text:p text:style-name="P7"><text:span text:style-name="T28">Trigger: Program termination</text:span></text:p>
            <text:p text:style-name="P7"><text:span text:style-name="T28">Profiled target: <text:s/>./psktm.x (PID 3853, part 1)</text:span></text:p>
            <text:p text:style-name="P7"><text:span text:style-name="T28"/></text:p>
            <text:p text:style-name="P7"><text:span text:style-name="T28">--------------------------------------------------------------------------------</text:span></text:p>
            <text:p text:style-name="P7"><text:span text:style-name="T28">20,043,133,545 <text:s/>PROGRAM TOTALS</text:span></text:p>
            <text:p text:style-name="P7"><text:span text:style-name="T28">--------------------------------------------------------------------------------</text:span></text:p>
            <text:p text:style-name="P7"><text:span text:style-name="T28"><text:s text:c="12"/></text:span><text:span text:style-name="T28">Ir <text:s/>file:function</text:span></text:p>
            <text:p text:style-name="P7"><text:span text:style-name="T28">--------------------------------------------------------------------------------</text:span></text:p>
            <text:p text:style-name="P7"><text:span text:style-name="T28">20,043,133,545 <text:s/>???:0x0000003128400a70 [/lib64/ld-2.5.so]</text:span></text:p>
            <text:p text:style-name="P7"><text:span text:style-name="T28">20,042,523,959 <text:s/>???:0x0000000000401330 [/gpfs/scratch/wjb19/psktm.x]</text:span></text:p>
            <text:p text:style-name="P7"><text:span text:style-name="T28">20,042,522,144 <text:s/>???:(below main) [/lib64/libc-2.5.so]</text:span></text:p>
            <text:p text:style-name="P7"><text:span text:style-name="T28">20,042,473,687 <text:s/>/gpfs/scratch/wjb19/demoA.c:main</text:span></text:p>
            <text:p text:style-name="P7"><text:span text:style-name="T28">20,042,473,687 <text:s/>demoA.c:main [/gpfs/scratch/wjb19/psktm.x]</text:span></text:p>
            <text:p text:style-name="P7"><text:span text:style-name="T28">19,934,044,644 <text:s/>psktmCPU.c:ktmMigrationCPU [/gpfs/scratch/wjb19/psktm.x]</text:span></text:p>
            <text:p text:style-name="P7"><text:span text:style-name="T28">19,934,044,644 <text:s/>/gpfs/scratch/wjb19/psktmCPU.c:ktmMigrationCPU</text:span></text:p>
            <text:p text:style-name="P7"><text:span text:style-name="T28"><text:s/></text:span><text:span text:style-name="T28">6,359,083,826 <text:s/>???:sqrtf [/gpfs/scratch/wjb19/psktm.x]</text:span></text:p>
            <text:p text:style-name="P7"><text:span text:style-name="T28"><text:s/></text:span><text:span text:style-name="T28">4,402,442,574 <text:s/>???:sqrtf.L [/gpfs/scratch/wjb19/psktm.x]</text:span></text:p>
            <text:p text:style-name="P7"><text:span text:style-name="T28"><text:s text:c="3"/></text:span><text:span text:style-name="T28">104,966,265 <text:s/>demoA.c:fileSizeFourBytes [/gpfs/scratch/wjb19/psktm.x]</text:span></text:p>
            <text:p text:style-name="P7"><text:span text:style-name="T29"/></text:p>
            <text:p text:style-name="P7"><text:span text:style-name="T24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draw:line draw:style-name="gr4" draw:text-style-name="P15" draw:layer="layout" svg:x1="21.825cm" svg:y1="14.775cm" svg:x2="21.825cm" svg:y2="9.06cm">
          <text:p/>
        </draw:line>
        <draw:custom-shape draw:style-name="gr5" draw:text-style-name="P15" draw:layer="layout" svg:width="21.59cm" svg:height="1.905cm" svg:x="0.235cm" svg:y="14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6" draw:layer="layout" svg:width="8.172cm" svg:height="3.399cm" svg:x="17.963cm" svg:y="6.195cm">
          <draw:text-box>
            <text:p text:style-name="P4"><text:span text:style-name="T30">Parallelizable worker function is 99.5% of total instructions executed</text:span></text:p>
          </draw:text-box>
        </draw:frame>
        <draw:frame draw:style-name="gr7" draw:text-style-name="P17" draw:layer="layout" svg:width="26.244cm" svg:height="1.825cm" svg:x="0.426cm" svg:y="18.088cm">
          <draw:text-box>
            <text:p text:style-name="P4"><text:span text:style-name="T12">If we wish to scale outside a single node, we must use some form of </text:span><text:span text:style-name="T31">interprocess commun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Inter-Process Communication</text:span></text:p>
          </draw:text-box>
        </draw:frame>
        <draw:frame presentation:style-name="pr4" draw:text-style-name="P8" draw:layer="layout" svg:width="25.199cm" svg:height="16.75cm" svg:x="1.4cm" svg:y="4.214cm" presentation:class="subtitle" presentation:user-transformed="true">
          <draw:text-box>
            <text:list text:style-name="L2">
              <text:list-item>
                <text:p text:style-name="P7"><text:span text:style-name="T12">There are a variety of ways for processes to exchange information, including:</text:span></text:p>
                <text:list>
                  <text:list-item>
                    <text:p text:style-name="P7"><text:span text:style-name="T12">Memory (~last week)</text:span></text:p>
                  </text:list-item>
                  <text:list-item>
                    <text:p text:style-name="P7"><text:span text:style-name="T12">Files</text:span></text:p>
                  </text:list-item>
                  <text:list-item>
                    <text:p text:style-name="P7"><text:span text:style-name="T12">Pipes (named/anonymous)</text:span></text:p>
                  </text:list-item>
                  <text:list-item>
                    <text:p text:style-name="P7"><text:span text:style-name="T32">Signals</text:span></text:p>
                  </text:list-item>
                  <text:list-item>
                    <text:p text:style-name="P7"><text:span text:style-name="T32">Sockets</text:span></text:p>
                  </text:list-item>
                  <text:list-item>
                    <text:p text:style-name="P7"><text:span text:style-name="T32">Message Passing</text:span></text:p>
                    <text:p text:style-name="P7"><text:span text:style-name="T33"/></text:p>
                  </text:list-item>
                </text:list>
              </text:list-item>
              <text:list-item>
                <text:p text:style-name="P7"><text:span text:style-name="T32">File I/O is too slow, and read/writes liable to race conditions</text:span></text:p>
              </text:list-item>
            </text:list>
            <text:p text:style-name="P7"><text:span text:style-name="T32"/></text:p>
            <text:list text:continue-numbering="true" text:style-name="L2">
              <text:list-item>
                <text:p text:style-name="P7"><text:span text:style-name="T32"><text:s/></text:span><text:span text:style-name="T32">Anonymous &amp; named pipes are highly efficient but FIFO (first in, first out) buffers, allowing only unidirectional communication, and between processes on the same node</text:span></text:p>
              </text:list-item>
            </text:list>
            <text:p text:style-name="P7"><text:span text:style-name="T32"/></text:p>
            <text:list text:continue-numbering="true" text:style-name="L2">
              <text:list-item>
                <text:p text:style-name="P7"><text:span text:style-name="T32">Signals are a very limited form of communication, sent to the process after an interrupt by the kernel, and handled using a default handler or one specified using </text:span><text:span text:style-name="T34">signal()</text:span><text:span text:style-name="T32"> system call </text:span></text:p>
              </text:list-item>
            </text:list>
            <text:p text:style-name="P7"><text:span text:style-name="T32"/></text:p>
            <text:list text:continue-numbering="true" text:style-name="L2">
              <text:list-item>
                <text:p text:style-name="P7"><text:span text:style-name="T32">Signals may come from a variety of sources eg., segmentation fault (</text:span><text:span text:style-name="T34">SIGSEGV</text:span><text:span text:style-name="T32">), keyboard interrupt Ctrl-C (</text:span><text:span text:style-name="T34">SIGINT</text:span><text:span text:style-name="T32">) etc</text:span></text:p>
                <text:list>
                  <text:list-header>
                    <text:p text:style-name="P7"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Signals</text:span></text:p>
          </draw:text-box>
        </draw:frame>
        <draw:frame presentation:style-name="pr4" draw:text-style-name="P8" draw:layer="layout" svg:width="25.199cm" svg:height="16.462cm" svg:x="1.4cm" svg:y="4.214cm" presentation:class="subtitle" presentation:user-transformed="true">
          <draw:text-box>
            <text:list text:style-name="L2">
              <text:list-item>
                <text:p text:style-name="P7"><text:span text:style-name="T35">strace</text:span><text:span text:style-name="T12"> is a powerful utility in UNIX which shows the interaction between a running process and kernel in the form of system calls and signals; here, a partial output showing mapping of signals to defaults with system call </text:span><text:span text:style-name="T35">sigaction(),</text:span><text:span text:style-name="T12"> from</text:span><text:span text:style-name="T35"> ./psktm.x :</text:span></text:p>
              </text:list-item>
            </text:list>
            <text:p text:style-name="P7"><text:span text:style-name="T36"/></text:p>
            <text:p text:style-name="P7"><text:span text:style-name="T36"/></text:p>
            <text:p text:style-name="P7"><text:span text:style-name="T36">rt_sigaction(SIGHUP, NULL, {SIG_DFL, [], 0}, 8) = 0</text:span></text:p>
            <text:p text:style-name="P7"><text:span text:style-name="T36">rt_sigaction(SIGINT, NULL, {SIG_DFL, [], 0}, 8) = 0</text:span></text:p>
            <text:p text:style-name="P7"><text:span text:style-name="T36">rt_sigaction(SIGQUIT, NULL, {SIG_DFL, [], 0}, 8) = 0</text:span></text:p>
            <text:p text:style-name="P7"><text:span text:style-name="T36">rt_sigaction(SIGILL, NULL, {SIG_DFL, [], 0}, 8) = 0</text:span></text:p>
            <text:p text:style-name="P7"><text:span text:style-name="T36">rt_sigaction(SIGABRT, NULL, {SIG_DFL, [], 0}, 8) = 0</text:span></text:p>
            <text:p text:style-name="P7"><text:span text:style-name="T36">rt_sigaction(SIGFPE, NULL, {SIG_DFL, [], 0}, 8) = 0</text:span></text:p>
            <text:p text:style-name="P7"><text:span text:style-name="T36">rt_sigaction(SIGBUS, NULL, {SIG_DFL, [], 0}, 8) = 0</text:span></text:p>
            <text:p text:style-name="P7"><text:span text:style-name="T36">rt_sigaction(SIGSEGV, NULL, {SIG_DFL, [], 0}, 8) = 0</text:span></text:p>
            <text:p text:style-name="P7"><text:span text:style-name="T36">rt_sigaction(SIGSYS, NULL, {SIG_DFL, [], 0}, 8) = 0</text:span></text:p>
            <text:p text:style-name="P7"><text:span text:style-name="T36">rt_sigaction(SIGTERM, NULL, {SIG_DFL, [], 0}, 8) = 0</text:span></text:p>
            <text:p text:style-name="P7"><text:span text:style-name="T36">rt_sigaction(SIGPIPE, NULL, {SIG_DFL, [], 0}, 8) = 0</text:span></text:p>
            <text:p text:style-name="P7"><text:span text:style-name="T37"/></text:p>
            <text:list text:continue-numbering="true" text:style-name="L2">
              <text:list-item>
                <text:p text:style-name="P7"><text:span text:style-name="T37">Signals are crude and restricted to local communication; to communicate remotely, we can establish a </text:span><text:span text:style-name="T38">socket</text:span><text:span text:style-name="T37"> between processes, and communicate over the network </text:span></text:p>
              </text:list-item>
            </text:list>
            <text:p text:style-name="P7"><text:span text:style-name="T35"/></text:p>
            <text:list text:continue-numbering="true" text:style-name="L2">
              <text:list-item>
                <text:list>
                  <text:list-header>
                    <text:p text:style-name="P7"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draw:custom-shape draw:style-name="gr5" draw:text-style-name="P15" draw:layer="layout" svg:width="4.445cm" svg:height="8.055cm" svg:x="4.68cm" svg:y="8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5" draw:layer="layout" svg:x1="7.855cm" svg:y1="8.42cm" svg:x2="19.92cm" svg:y2="8.42cm">
          <text:p/>
        </draw:line>
        <draw:frame draw:style-name="gr1" draw:text-style-name="P18" draw:layer="layout" svg:width="4.164cm" svg:height="0.962cm" svg:x="20.24cm" svg:y="7.785cm">
          <draw:text-box>
            <text:p text:style-name="P2"><text:span text:style-name="T1">UNIX sign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Sockets &amp; Networks</text:span></text:p>
          </draw:text-box>
        </draw:frame>
        <draw:frame presentation:style-name="pr2" draw:text-style-name="P6" draw:layer="layout" svg:width="25.199cm" svg:height="13.859cm" svg:x="1.4cm" svg:y="4.915cm" presentation:class="subtitle" presentation:user-transformed="true">
          <draw:text-box>
            <text:list text:style-name="L2">
              <text:list-item>
                <text:p text:style-name="P6"><text:span text:style-name="T12">Davies/Baran first devised packet switching, an efficient means of communication over a channel; a computer was conceived to realize their design and ARPANET went online Oct 1969 between UCLA and Stanford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TCP/IP became the communication protocol of ARPANET 1 Jan 1983, which was retired in 1990 and NFSNET established; university networks in the US and Europe join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TCP/IP is just one of many protocols, which describes the format of data packets, and the nature of the communication; an analogous connection method is used by Infiniband networks in conjunction with Remote Direct Memory Access (RDMA)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Unreliable Datagram Protocol (UDP) is <text:s/>analogous to a connectionless method of communication used by Infiniband high performance networks</text:span></text:p>
              </text:list-item>
            </text:list>
            <text:p text:style-name="P1"><text:span text:style-name="T3"/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Sockets : UDP host example</text:span></text:p>
          </draw:text-box>
        </draw:frame>
        <draw:frame presentation:style-name="pr4" draw:text-style-name="P20" draw:layer="layout" svg:width="25.199cm" svg:height="14.571cm" svg:x="0.836cm" svg:y="5.545cm" presentation:class="subtitle" presentation:user-transformed="true">
          <draw:text-box>
            <text:p text:style-name="P19"><text:span text:style-name="T39">#include &lt;stdio.h&gt;</text:span></text:p>
            <text:p text:style-name="P19"><text:span text:style-name="T39">#include &lt;errno.h&gt;</text:span></text:p>
            <text:p text:style-name="P19"><text:span text:style-name="T39">#include &lt;string.h&gt;</text:span></text:p>
            <text:p text:style-name="P19"><text:span text:style-name="T39">#include &lt;sys/socket.h&gt;</text:span></text:p>
            <text:p text:style-name="P19"><text:span text:style-name="T39">#include &lt;sys/types.h&gt;</text:span></text:p>
            <text:p text:style-name="P19"><text:span text:style-name="T39">#include &lt;netinet/in.h&gt;</text:span></text:p>
            <text:p text:style-name="P19"><text:span text:style-name="T39">#include &lt;unistd.h&gt; /* for close() for socket */ </text:span></text:p>
            <text:p text:style-name="P19"><text:span text:style-name="T39">#include &lt;stdlib.h&gt;</text:span></text:p>
            <text:p text:style-name="P19"><text:span text:style-name="T39"><text:s/></text:span></text:p>
            <text:p text:style-name="P19"><text:span text:style-name="T39">int main(void)</text:span></text:p>
            <text:p text:style-name="P19"><text:span text:style-name="T39">{</text:span></text:p>
            <text:p text:style-name="P19"><text:span text:style-name="T39"><text:s text:c="2"/></text:span><text:span text:style-name="T40">//creates an endpoint &amp; returns file descriptor</text:span></text:p>
            <text:p text:style-name="P19"><text:span text:style-name="T40"><text:s text:c="2"/></text:span><text:span text:style-name="T40">//uses IPv4 domain, datagram type, UDP transport</text:span></text:p>
            <text:p text:style-name="P19"><text:span text:style-name="T39"><text:s text:c="2"/></text:span><text:span text:style-name="T39">int sock = socket(PF_INET, SOCK_DGRAM, IPPROTO_UDP);</text:span></text:p>
            <text:p text:style-name="P19"><text:span text:style-name="T39"><text:s text:c="2"/></text:span></text:p>
            <text:p text:style-name="P19"><text:span text:style-name="T40"><text:s text:c="2"/></text:span><text:span text:style-name="T40">//socket address object (sa) and memory buffer</text:span></text:p>
            <text:p text:style-name="P19"><text:span text:style-name="T39"><text:s text:c="2"/></text:span><text:span text:style-name="T39">struct sockaddr_in sa; </text:span></text:p>
            <text:p text:style-name="P19"><text:span text:style-name="T39"><text:s text:c="2"/></text:span><text:span text:style-name="T39">char buffer[1024];</text:span></text:p>
            <text:p text:style-name="P19"><text:span text:style-name="T39"><text:s text:c="2"/></text:span><text:span text:style-name="T39">ssize_t recsize;</text:span></text:p>
            <text:p text:style-name="P19"><text:span text:style-name="T39"><text:s text:c="2"/></text:span><text:span text:style-name="T39">socklen_t fromlen;</text:span></text:p>
            <text:p text:style-name="P19"><text:span text:style-name="T39"><text:s/></text:span></text:p>
            <text:p text:style-name="P19"><text:span text:style-name="T39"><text:s/></text:span><text:span text:style-name="T40"><text:s/></text:span><text:span text:style-name="T40">//specify same domain type, any input address and port 7654 to listen on</text:span></text:p>
            <text:p text:style-name="P19"><text:span text:style-name="T39"><text:s text:c="2"/></text:span><text:span text:style-name="T39">memset(&amp;sa, 0, sizeof sa);</text:span></text:p>
            <text:p text:style-name="P19"><text:span text:style-name="T39"><text:s text:c="2"/></text:span><text:span text:style-name="T39">sa.sin_family = AF_INET;</text:span></text:p>
            <text:p text:style-name="P19"><text:span text:style-name="T39"><text:s text:c="2"/></text:span><text:span text:style-name="T39">sa.sin_addr.s_addr = INADDR_ANY;</text:span></text:p>
            <text:p text:style-name="P19"><text:span text:style-name="T39"><text:s text:c="2"/></text:span><text:span text:style-name="T39">sa.sin_port = htons(7654);</text:span></text:p>
            <text:p text:style-name="P19"><text:span text:style-name="T39"><text:s text:c="2"/></text:span><text:span text:style-name="T39">fromlen = sizeof(sa);</text:span></text:p>
            <text:p text:style-name="P19"><text:span text:style-name="T39"><text:s/></text:span></text:p>
            <text:p text:style-name="P19"><text:span text:style-name="T39"/></text:p>
            <text:p text:style-name="P19"><text:span text:style-name="T39"><text:s/></text:span></text:p>
            <text:p text:style-name="P19"><text:span text:style-name="T39"><text:s text:c="3"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Sockets : host example cont.</text:span></text:p>
          </draw:text-box>
        </draw:frame>
        <draw:frame presentation:style-name="pr4" draw:text-style-name="P20" draw:layer="layout" svg:width="25.199cm" svg:height="13.859cm" svg:x="0.836cm" svg:y="5.645cm" presentation:class="subtitle" presentation:user-transformed="true">
          <draw:text-box>
            <text:p text:style-name="P19"><text:span text:style-name="T40"/></text:p>
            <text:p text:style-name="P19"><text:span text:style-name="T40"><text:s text:c="2"/></text:span><text:span text:style-name="T40">//we bind an address (sa) to the socket using fd sock</text:span></text:p>
            <text:p text:style-name="P19"><text:span text:style-name="T39"><text:s text:c="2"/></text:span><text:span text:style-name="T39">if (-1 == bind(sock,(struct sockaddr *)&amp;sa, sizeof(sa)))</text:span></text:p>
            <text:p text:style-name="P19"><text:span text:style-name="T39"><text:s text:c="2"/></text:span><text:span text:style-name="T39">{</text:span></text:p>
            <text:p text:style-name="P19"><text:span text:style-name="T39"><text:s text:c="4"/></text:span><text:span text:style-name="T39">perror("error bind failed");</text:span></text:p>
            <text:p text:style-name="P19"><text:span text:style-name="T39"><text:s text:c="4"/></text:span><text:span text:style-name="T39">close(sock);</text:span></text:p>
            <text:p text:style-name="P19"><text:span text:style-name="T39"><text:s text:c="4"/></text:span><text:span text:style-name="T39">exit(EXIT_FAILURE);</text:span></text:p>
            <text:p text:style-name="P19"><text:span text:style-name="T39"><text:s text:c="2"/></text:span><text:span text:style-name="T39">} </text:span></text:p>
            <text:p text:style-name="P19"><text:span text:style-name="T39"><text:s/></text:span></text:p>
            <text:p text:style-name="P19"><text:span text:style-name="T39"><text:s text:c="2"/></text:span><text:span text:style-name="T39">for (;;) </text:span></text:p>
            <text:p text:style-name="P19"><text:span text:style-name="T39"><text:s text:c="2"/></text:span><text:span text:style-name="T39">{</text:span></text:p>
            <text:p text:style-name="P19"><text:span text:style-name="T39"><text:s text:c="4"/></text:span><text:span text:style-name="T40">//listen and dump buffer to stdout where applicable</text:span></text:p>
            <text:p text:style-name="P19"><text:span text:style-name="T39"><text:s text:c="4"/></text:span><text:span text:style-name="T39">printf ("recv test....\n");</text:span></text:p>
            <text:p text:style-name="P19"><text:span text:style-name="T39"><text:s text:c="4"/></text:span><text:span text:style-name="T39">recsize = recvfrom(sock, (void *)buffer, 1024, 0, (struct sockaddr *)&amp;sa, &amp;fromlen);</text:span></text:p>
            <text:p text:style-name="P19"><text:span text:style-name="T39"><text:s text:c="4"/></text:span><text:span text:style-name="T39">if (recsize &lt; 0) {</text:span></text:p>
            <text:p text:style-name="P19"><text:span text:style-name="T39"><text:s text:c="6"/></text:span><text:span text:style-name="T39">fprintf(stderr, "%s\n", strerror(errno));</text:span></text:p>
            <text:p text:style-name="P19"><text:span text:style-name="T39"><text:s text:c="6"/></text:span><text:span text:style-name="T39">exit(EXIT_FAILURE);</text:span></text:p>
            <text:p text:style-name="P19"><text:span text:style-name="T39"><text:s text:c="4"/></text:span><text:span text:style-name="T39">}</text:span></text:p>
            <text:p text:style-name="P19"><text:span text:style-name="T39"><text:s text:c="4"/></text:span><text:span text:style-name="T39">printf("recsize: %z\n ", recsize);</text:span></text:p>
            <text:p text:style-name="P19"><text:span text:style-name="T39"><text:s text:c="4"/></text:span><text:span text:style-name="T39">sleep(1);</text:span></text:p>
            <text:p text:style-name="P19"><text:span text:style-name="T39"><text:s text:c="4"/></text:span><text:span text:style-name="T39">printf("datagram: %.*s\n", (int)recsize, buffer);</text:span></text:p>
            <text:p text:style-name="P19"><text:span text:style-name="T39"><text:s text:c="2"/></text:span><text:span text:style-name="T39">}</text:span></text:p>
            <text:p text:style-name="P19"><text:span text:style-name="T39">}</text:span></text:p>
            <text:p text:style-name="P19"><text:span text:style-name="T39"><text:s/></text:span></text:p>
            <text:p text:style-name="P19"><text:span text:style-name="T39"><text:s text:c="3"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537cm" presentation:class="title" presentation:user-transformed="true">
          <draw:text-box>
            <text:p><text:span text:style-name="T1">Sockets : client example</text:span></text:p>
          </draw:text-box>
        </draw:frame>
        <draw:frame presentation:style-name="pr4" draw:text-style-name="P20" draw:layer="layout" svg:width="25.199cm" svg:height="16.709cm" svg:x="1.4cm" svg:y="3.514cm" presentation:class="subtitle" presentation:user-transformed="true">
          <draw:text-box>
            <text:p text:style-name="P19"><text:span text:style-name="T41">int main(int argc, char *argv[])</text:span></text:p>
            <text:p text:style-name="P19"><text:span text:style-name="T41">{</text:span></text:p>
            <text:p text:style-name="P19"><text:span text:style-name="T41"><text:s text:c="2"/></text:span><text:span text:style-name="T40">//create a buffer with character data</text:span></text:p>
            <text:p text:style-name="P19"><text:span text:style-name="T41"><text:s text:c="2"/></text:span><text:span text:style-name="T41">int sock;</text:span></text:p>
            <text:p text:style-name="P19"><text:span text:style-name="T41"><text:s text:c="2"/></text:span><text:span text:style-name="T41">struct sockaddr_in sa;</text:span></text:p>
            <text:p text:style-name="P19"><text:span text:style-name="T41"><text:s text:c="2"/></text:span><text:span text:style-name="T41">int bytes_sent;</text:span></text:p>
            <text:p text:style-name="P19"><text:span text:style-name="T41"><text:s text:c="2"/></text:span><text:span text:style-name="T41">char buffer[200];</text:span></text:p>
            <text:p text:style-name="P19"><text:span text:style-name="T41"><text:s/></text:span></text:p>
            <text:p text:style-name="P19"><text:span text:style-name="T41"><text:s text:c="2"/></text:span><text:span text:style-name="T41">strcpy(buffer, "hello world!");</text:span></text:p>
            <text:p text:style-name="P19"><text:span text:style-name="T41"><text:s/></text:span></text:p>
            <text:p text:style-name="P19"><text:span text:style-name="T41"><text:s/></text:span><text:span text:style-name="T40"><text:s/></text:span><text:span text:style-name="T40">//create a socket, same IP and transport as before, address of host 127.0.0.1</text:span></text:p>
            <text:p text:style-name="P19"><text:span text:style-name="T41"><text:s text:c="2"/></text:span><text:span text:style-name="T41">sock = socket(PF_INET, SOCK_DGRAM, IPPROTO_UDP);</text:span></text:p>
            <text:p text:style-name="P19"><text:span text:style-name="T41"><text:s text:c="2"/></text:span><text:span text:style-name="T41">if (-1 == sock) /* if socket failed to initialize, exit */</text:span></text:p>
            <text:p text:style-name="P19"><text:span text:style-name="T41"><text:s text:c="4"/></text:span><text:span text:style-name="T41">{</text:span></text:p>
            <text:p text:style-name="P19"><text:span text:style-name="T41"><text:s text:c="6"/></text:span><text:span text:style-name="T41">printf("Error Creating Socket");</text:span></text:p>
            <text:p text:style-name="P19"><text:span text:style-name="T41"><text:s text:c="6"/></text:span><text:span text:style-name="T41">exit(EXIT_FAILURE);</text:span></text:p>
            <text:p text:style-name="P19"><text:span text:style-name="T41"><text:s text:c="4"/></text:span><text:span text:style-name="T41">}</text:span></text:p>
            <text:p text:style-name="P19"><text:span text:style-name="T41"><text:s/></text:span></text:p>
            <text:p text:style-name="P19"><text:span text:style-name="T41"><text:s text:c="2"/></text:span><text:span text:style-name="T41">memset(&amp;sa, 0, sizeof sa);</text:span></text:p>
            <text:p text:style-name="P19"><text:span text:style-name="T41"><text:s text:c="2"/></text:span><text:span text:style-name="T41">sa.sin_family = AF_INET;</text:span></text:p>
            <text:p text:style-name="P19"><text:span text:style-name="T41"><text:s text:c="2"/></text:span><text:span text:style-name="T41">sa.sin_addr.s_addr = inet_addr("127.0.0.1");</text:span></text:p>
            <text:p text:style-name="P19"><text:span text:style-name="T41"><text:s text:c="2"/></text:span><text:span text:style-name="T41">sa.sin_port = htons(7654);</text:span></text:p>
            <text:p text:style-name="P19"><text:span text:style-name="T41"><text:s/></text:span></text:p>
            <text:p text:style-name="P19"><text:span text:style-name="T41"><text:s text:c="2"/></text:span><text:span text:style-name="T41">bytes_sent = sendto(sock, buffer, strlen(buffer), 0,(struct sockaddr*)&amp;sa, sizeof sa);</text:span></text:p>
            <text:p text:style-name="P19"><text:span text:style-name="T41"><text:s text:c="2"/></text:span><text:span text:style-name="T41">if (bytes_sent &lt; 0) {</text:span></text:p>
            <text:p text:style-name="P19"><text:span text:style-name="T41"><text:s text:c="4"/></text:span><text:span text:style-name="T41">printf("Error sending packet: %s\n", strerror(errno));</text:span></text:p>
            <text:p text:style-name="P19"><text:span text:style-name="T41"><text:s text:c="4"/></text:span><text:span text:style-name="T41">exit(EXIT_FAILURE);</text:span></text:p>
            <text:p text:style-name="P19"><text:span text:style-name="T41"><text:s text:c="2"/></text:span><text:span text:style-name="T41">}</text:span></text:p>
            <text:p text:style-name="P19"><text:span text:style-name="T41"><text:s/></text:span></text:p>
            <text:p text:style-name="P19"><text:span text:style-name="T41"><text:s text:c="2"/></text:span><text:span text:style-name="T41">close(sock); /* close the socket */</text:span></text:p>
            <text:p text:style-name="P19"><text:span text:style-name="T41"><text:s text:c="2"/></text:span><text:span text:style-name="T41">return 0;</text:span></text:p>
            <text:p text:style-name="P19"><text:span text:style-name="T41">}</text:span></text:p>
            <text:list text:style-name="L2">
              <text:list-item>
                <text:p text:style-name="P19"><text:span text:style-name="T42">You can monitor sockets by using the </text:span><text:span text:style-name="T35">netstat</text:span><text:span text:style-name="T42"> facility, which takes it's data from</text:span><text:span text:style-name="T35"> </text:span><text:span text:style-name="T43">/proc/net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" draw:text-style-name="P6" draw:layer="layout" svg:width="25.199cm" svg:height="14.546cm" svg:x="1.4cm" svg:y="5.171cm" presentation:class="subtitle" presentation:user-transformed="true">
          <draw:text-box>
            <text:list text:style-name="L2">
              <text:list-item>
                <text:p text:style-name="P6"><text:span text:style-name="T5">Motivation</text:span></text:p>
              </text:list-item>
              <text:list-item>
                <text:p text:style-name="P6"><text:span text:style-name="T5">Interprocess Communication</text:span></text:p>
                <text:list>
                  <text:list-item>
                    <text:list>
                      <text:list-item>
                        <text:p text:style-name="P6"><text:span text:style-name="T5">Signals</text:span></text:p>
                      </text:list-item>
                      <text:list-item>
                        <text:p text:style-name="P6"><text:span text:style-name="T5">Sockets &amp; Network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4">procfs</text:span><text:span text:style-name="T45"> Digression</text:span></text:p>
              </text:list-item>
              <text:list-item>
                <text:p text:style-name="P6"><text:span text:style-name="T5">Message Passing</text:span></text:p>
                <text:list>
                  <text:list-item>
                    <text:p text:style-name="P6"><text:span text:style-name="T5">Send/Receive</text:span></text:p>
                  </text:list-item>
                  <text:list-item>
                    <text:p text:style-name="P6"><text:span text:style-name="T5">Communication</text:span></text:p>
                  </text:list-item>
                  <text:list-item>
                    <text:p text:style-name="P6"><text:span text:style-name="T5">Parallel Constructs</text:span></text:p>
                  </text:list-item>
                  <text:list-item>
                    <text:p text:style-name="P6"><text:span text:style-name="T5">Grouping Data</text:span></text:p>
                  </text:list-item>
                  <text:list-item>
                    <text:p text:style-name="P6"><text:span text:style-name="T5">Communicators &amp; Topologies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3"><text:s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procfs </text:span></text:p>
          </draw:text-box>
        </draw:frame>
        <draw:frame presentation:style-name="pr4" draw:text-style-name="P6" draw:layer="layout" svg:width="25.199cm" svg:height="16.667cm" svg:x="1.4cm" svg:y="5.514cm" presentation:class="subtitle" presentation:user-transformed="true">
          <draw:text-box>
            <text:list text:style-name="L2">
              <text:list-item>
                <text:p text:style-name="P6"><text:span text:style-name="T12">We mentioned the </text:span><text:span text:style-name="T35">/proc</text:span><text:span text:style-name="T12"> directory previously in the context of cpu and memory information, which is frequently referred to as the proc filesystem or </text:span><text:span text:style-name="T35">procfs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3">It is a veritable treasure trove of information</text:span><text:span text:style-name="T12">, written periodically by the kernel, and is used by a variety of tools eg., </text:span><text:span text:style-name="T35">ps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Each running process is assigned a directory, whose name is the process id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Each directory contains text files and subdirectories with every detail of a running process, including context switching statistics, memory management, open file descriptors and much more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Much like the </text:span><text:span text:style-name="T35">ptrace()</text:span><text:span text:style-name="T12"> system call, </text:span><text:span text:style-name="T35">procfs</text:span><text:span text:style-name="T12"> also gives user applications the ability to </text:span><text:span text:style-name="T13">directly manipulate</text:span><text:span text:style-name="T12"> running processes, given sufficient permission; you can explore that on your own :)</text:span></text:p>
              </text:list-item>
            </text:list>
            <text:p text:style-name="P6"><text:span text:style-name="T12"/></text:p>
            <text:list text:continue-numbering="true" text:style-name="L2">
              <text:list-header>
                <text:p text:style-name="P6"><text:span text:style-name="T12"/></text:p>
              </text:list-header>
            </text:list>
            <text:p text:style-name="P6"><text:span text:style-name="T5"/></text:p>
            <text:p text:style-name="P6"><text:span text:style-name="T3"><text:s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procfs : examples</text:span></text:p>
          </draw:text-box>
        </draw:frame>
        <draw:frame presentation:style-name="pr4" draw:text-style-name="P6" draw:layer="layout" svg:width="25.199cm" svg:height="16.906cm" svg:x="1.4cm" svg:y="3.914cm" presentation:class="subtitle" presentation:user-transformed="true">
          <draw:text-box>
            <text:list text:style-name="L2">
              <text:list-item>
                <text:p text:style-name="P6"><text:span text:style-name="T7">Some of the more useful files :</text:span></text:p>
                <text:list>
                  <text:list-item>
                    <text:p text:style-name="P6"><text:span text:style-name="T46">/proc/PID/cmdline</text:span><text:span text:style-name="T47"> : command used to launch process</text:span></text:p>
                  </text:list-item>
                  <text:list-item>
                    <text:p text:style-name="P6"><text:span text:style-name="T46">/proc/PID/cwd</text:span><text:span text:style-name="T47"> : current working directory</text:span></text:p>
                  </text:list-item>
                  <text:list-item>
                    <text:p text:style-name="P6"><text:span text:style-name="T46">/proc/PID/environ</text:span><text:span text:style-name="T47"> : environment variables for the process</text:span></text:p>
                  </text:list-item>
                  <text:list-item>
                    <text:p text:style-name="P6"><text:span text:style-name="T46">/proc/PID/fd</text:span><text:span text:style-name="T47"> : directory w/ symbolic link for each open file descriptor eg., streams</text:span></text:p>
                  </text:list-item>
                  <text:list-item>
                    <text:p text:style-name="P6"><text:span text:style-name="T46">/proc/PID/status</text:span><text:span text:style-name="T47"> : information including signals, state, memory usage</text:span></text:p>
                  </text:list-item>
                  <text:list-item>
                    <text:p text:style-name="P6"><text:span text:style-name="T46">/proc/PID/maps</text:span><text:span text:style-name="T47"> : memory map between virtual and physical addresses</text:span></text:p>
                  </text:list-item>
                </text:list>
              </text:list-item>
              <text:list-item>
                <text:p text:style-name="P6"><text:span text:style-name="T47"/></text:p>
              </text:list-item>
              <text:list-item>
                <text:p text:style-name="P6"><text:span text:style-name="T12">eg., contents of the fd firectory for running process </text:span><text:span text:style-name="T35">./psktm.x</text:span><text:span text:style-name="T12"> :</text:span></text:p>
              </text:list-item>
            </text:list>
            <text:p text:style-name="P6"><text:span text:style-name="T48">[wjb19@hammer1 fd]$ ls -lah</text:span></text:p>
            <text:p text:style-name="P6"><text:span text:style-name="T48">total 0</text:span></text:p>
            <text:p text:style-name="P6"><text:span text:style-name="T48">dr-x------ 2 wjb19 wjb19 <text:s/>0 Dec <text:s/>7 12:13 .</text:span></text:p>
            <text:p text:style-name="P6"><text:span text:style-name="T48">dr-xr-xr-x 6 wjb19 wjb19 <text:s/>0 Dec <text:s/>7 12:10 ..</text:span></text:p>
            <text:p text:style-name="P6"><text:span text:style-name="T48">lrwx------ 1 wjb19 wjb19 64 Dec <text:s/>7 12:13 0 -&gt; /dev/pts/28</text:span></text:p>
            <text:p text:style-name="P6"><text:span text:style-name="T48">lrwx------ 1 wjb19 wjb19 64 Dec <text:s/>7 12:13 1 -&gt; /dev/pts/28</text:span></text:p>
            <text:p text:style-name="P6"><text:span text:style-name="T48">lrwx------ 1 wjb19 wjb19 64 Dec <text:s/>7 12:13 2 -&gt; /dev/pts/28</text:span></text:p>
            <text:p text:style-name="P6"><text:span text:style-name="T48">lrwx------ 1 wjb19 wjb19 64 Dec <text:s/>7 12:13 3 -&gt; /gpfs/scratch/wjb19/inputDataSmall.bin</text:span></text:p>
            <text:p text:style-name="P6"><text:span text:style-name="T48">lrwx------ 1 wjb19 wjb19 64 Dec <text:s/>7 12:13 4 -&gt; /gpfs/scratch/wjb19/inputSrcXSmall.bin</text:span></text:p>
            <text:p text:style-name="P6"><text:span text:style-name="T48">lrwx------ 1 wjb19 wjb19 64 Dec <text:s/>7 12:13 5 -&gt; /gpfs/scratch/wjb19/inputSrcYSmall.bin</text:span></text:p>
            <text:p text:style-name="P6"><text:span text:style-name="T48">lrwx------ 1 wjb19 wjb19 64 Dec <text:s/>7 12:13 6 -&gt; /gpfs/scratch/wjb19/inputRecXSmall.bin</text:span></text:p>
            <text:p text:style-name="P6"><text:span text:style-name="T48">lrwx------ 1 wjb19 wjb19 64 Dec <text:s/>7 12:13 7 -&gt; /gpfs/scratch/wjb19/inputRecYSmall.bin</text:span></text:p>
            <text:p text:style-name="P6"><text:span text:style-name="T48">lrwx------ 1 wjb19 wjb19 64 Dec <text:s/>7 12:13 8 -&gt; /gpfs/scratch/wjb19/velModel.bin</text:span><text:span text:style-name="T46"> </text:span></text:p>
            <text:p text:style-name="P6"><text:span text:style-name="T5"/></text:p>
            <text:p text:style-name="P6"><text:span text:style-name="T3"><text:s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-0.163cm" presentation:class="title" presentation:user-transformed="true">
          <draw:text-box>
            <text:p><text:span text:style-name="T1">procfs : status file extract</text:span></text:p>
          </draw:text-box>
        </draw:frame>
        <draw:frame presentation:style-name="pr2" draw:text-style-name="P6" draw:layer="layout" svg:width="25.199cm" svg:height="21.638cm" svg:x="1.4cm" svg:y="2.225cm" presentation:class="subtitle" presentation:user-transformed="true">
          <draw:text-box>
            <text:p text:style-name="P6"><text:span text:style-name="T48">[wjb19@hammer1 30769]$ more status</text:span></text:p>
            <text:p text:style-name="P6"><text:span text:style-name="T48">Name:</text:span><text:span text:style-name="T48"><text:tab/></text:span><text:span text:style-name="T48">psktm.x</text:span></text:p>
            <text:p text:style-name="P6"><text:span text:style-name="T48">State:</text:span><text:span text:style-name="T48"><text:tab/></text:span><text:span text:style-name="T48">R (running)</text:span></text:p>
            <text:p text:style-name="P6"><text:span text:style-name="T48">SleepAVG:</text:span><text:span text:style-name="T48"><text:tab/></text:span><text:span text:style-name="T48">0%</text:span></text:p>
            <text:p text:style-name="P6"><text:span text:style-name="T48">Tgid:</text:span><text:span text:style-name="T48"><text:tab/></text:span><text:span text:style-name="T48">30769</text:span></text:p>
            <text:p text:style-name="P6"><text:span text:style-name="T48">Pid:</text:span><text:span text:style-name="T48"><text:tab/></text:span><text:span text:style-name="T48">30769</text:span></text:p>
            <text:p text:style-name="P6"><text:span text:style-name="T48">PPid:</text:span><text:span text:style-name="T48"><text:tab/></text:span><text:span text:style-name="T48">30687</text:span></text:p>
            <text:p text:style-name="P6"><text:span text:style-name="T48">TracerPid:</text:span><text:span text:style-name="T48"><text:tab/></text:span><text:span text:style-name="T48">0</text:span></text:p>
            <text:p text:style-name="P6"><text:span text:style-name="T48">Uid:</text:span><text:span text:style-name="T48"><text:tab/></text:span><text:span text:style-name="T48">2511</text:span><text:span text:style-name="T48"><text:tab/></text:span><text:span text:style-name="T48">2511</text:span><text:span text:style-name="T48"><text:tab/></text:span><text:span text:style-name="T48">2511</text:span><text:span text:style-name="T48"><text:tab/></text:span><text:span text:style-name="T48">2511</text:span></text:p>
            <text:p text:style-name="P6"><text:span text:style-name="T48">Gid:</text:span><text:span text:style-name="T48"><text:tab/></text:span><text:span text:style-name="T48">2530</text:span><text:span text:style-name="T48"><text:tab/></text:span><text:span text:style-name="T48">2530</text:span><text:span text:style-name="T48"><text:tab/></text:span><text:span text:style-name="T48">2530</text:span><text:span text:style-name="T48"><text:tab/></text:span><text:span text:style-name="T48">2530</text:span></text:p>
            <text:p text:style-name="P6"><text:span text:style-name="T48">FDSize:</text:span><text:span text:style-name="T48"><text:tab/></text:span><text:span text:style-name="T48">256</text:span></text:p>
            <text:p text:style-name="P6"><text:span text:style-name="T48">Groups:</text:span><text:span text:style-name="T48"><text:tab/></text:span><text:span text:style-name="T48">2472 2530 3835 4933 5505 5732 </text:span></text:p>
            <text:p text:style-name="P6"><text:span text:style-name="T48">VmPeak:</text:span><text:span text:style-name="T48"><text:tab/></text:span><text:span text:style-name="T48"> <text:s text:c="2"/>65520 kB</text:span></text:p>
            <text:p text:style-name="P6"><text:span text:style-name="T48">VmSize:</text:span><text:span text:style-name="T48"><text:tab/></text:span><text:span text:style-name="T48"> <text:s text:c="2"/>65520 kB</text:span></text:p>
            <text:p text:style-name="P6"><text:span text:style-name="T48">VmLck:</text:span><text:span text:style-name="T48"><text:tab/></text:span><text:span text:style-name="T48"> <text:s text:c="6"/>0 kB</text:span></text:p>
            <text:p text:style-name="P6"><text:span text:style-name="T48">VmHWM:</text:span><text:span text:style-name="T48"><text:tab/></text:span><text:span text:style-name="T48"> <text:s text:c="2"/>37016 kB</text:span></text:p>
            <text:p text:style-name="P6"><text:span text:style-name="T48">VmRSS:</text:span><text:span text:style-name="T48"><text:tab/></text:span><text:span text:style-name="T48"> <text:s text:c="2"/>37016 kB</text:span></text:p>
            <text:p text:style-name="P6"><text:span text:style-name="T48">VmData:</text:span><text:span text:style-name="T48"><text:tab/></text:span><text:span text:style-name="T48"> <text:s text:c="2"/>51072 kB</text:span></text:p>
            <text:p text:style-name="P6"><text:span text:style-name="T48">VmStk:</text:span><text:span text:style-name="T48"><text:tab/></text:span><text:span text:style-name="T48"> <text:s text:c="5"/>88 kB</text:span></text:p>
            <text:p text:style-name="P6"><text:span text:style-name="T48">VmExe:</text:span><text:span text:style-name="T48"><text:tab/></text:span><text:span text:style-name="T48"> <text:s text:c="5"/>64 kB</text:span></text:p>
            <text:p text:style-name="P6"><text:span text:style-name="T48">VmLib:</text:span><text:span text:style-name="T48"><text:tab/></text:span><text:span text:style-name="T48"> <text:s text:c="3"/>2944 kB</text:span></text:p>
            <text:p text:style-name="P6"><text:span text:style-name="T48">VmPTE:</text:span><text:span text:style-name="T48"><text:tab/></text:span><text:span text:style-name="T48"> <text:s text:c="4"/>164 kB</text:span></text:p>
            <text:p text:style-name="P6"><text:span text:style-name="T48">StaBrk:</text:span><text:span text:style-name="T48"><text:tab/></text:span><text:span text:style-name="T48">1289a000 kB</text:span></text:p>
            <text:p text:style-name="P6"><text:span text:style-name="T48">Brk:</text:span><text:span text:style-name="T48"><text:tab/></text:span><text:span text:style-name="T48">128bb000 kB</text:span></text:p>
            <text:p text:style-name="P6"><text:span text:style-name="T48">StaStk:</text:span><text:span text:style-name="T48"><text:tab/></text:span><text:span text:style-name="T48">7fffbd0a0300 kB</text:span></text:p>
            <text:p text:style-name="P6"><text:span text:style-name="T48">Threads:</text:span><text:span text:style-name="T48"><text:tab/></text:span><text:span text:style-name="T48">5</text:span></text:p>
            <text:p text:style-name="P6"><text:span text:style-name="T48">SigQ:</text:span><text:span text:style-name="T48"><text:tab/></text:span><text:span text:style-name="T48">0/398335</text:span></text:p>
            <text:p text:style-name="P6"><text:span text:style-name="T48">SigPnd:</text:span><text:span text:style-name="T48"><text:tab/></text:span><text:span text:style-name="T48">0000000000000000</text:span></text:p>
            <text:p text:style-name="P6"><text:span text:style-name="T48">ShdPnd:</text:span><text:span text:style-name="T48"><text:tab/></text:span><text:span text:style-name="T48">0000000000000000</text:span></text:p>
            <text:p text:style-name="P6"><text:span text:style-name="T48">SigBlk:</text:span><text:span text:style-name="T48"><text:tab/></text:span><text:span text:style-name="T48">0000000000000000</text:span></text:p>
            <text:p text:style-name="P6"><text:span text:style-name="T48">SigIgn:</text:span><text:span text:style-name="T48"><text:tab/></text:span><text:span text:style-name="T48">0000000000000000</text:span></text:p>
            <text:p text:style-name="P6"><text:span text:style-name="T48">SigCgt:</text:span><text:span text:style-name="T48"><text:tab/></text:span><text:span text:style-name="T48">0000000180000000</text:span></text:p>
            <text:p text:style-name="P6"><text:span text:style-name="T41"/></text:p>
            <text:p text:style-name="P6"><text:span text:style-name="T49"/></text:p>
            <text:p text:style-name="P6"><text:span text:style-name="T5"/></text:p>
            <text:p text:style-name="P6"><text:span text:style-name="T3"><text:s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draw:custom-shape draw:style-name="gr8" draw:text-style-name="P15" draw:layer="layout" svg:width="1.27cm" svg:height="5.715cm" svg:x="13.155cm" svg:y="9.5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8" draw:layer="layout" svg:width="6.653cm" svg:height="0.962cm" svg:x="15.24cm" svg:y="12.065cm">
          <draw:text-box>
            <text:p text:style-name="P2"><text:span text:style-name="T1">Virtual memory usage</text:span></text:p>
          </draw:text-box>
        </draw:frame>
        <draw:custom-shape draw:style-name="gr8" draw:text-style-name="P15" draw:layer="layout" svg:width="1.27cm" svg:height="3.731cm" svg:x="13.155cm" svg:y="16.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8" draw:layer="layout" svg:width="2.471cm" svg:height="0.962cm" svg:x="14.674cm" svg:y="18.088cm">
          <draw:text-box>
            <text:p text:style-name="P2"><text:span text:style-name="T1">sign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" draw:text-style-name="P6" draw:layer="layout" svg:width="25.199cm" svg:height="14.546cm" svg:x="1.4cm" svg:y="5.171cm" presentation:class="subtitle" presentation:user-transformed="true">
          <draw:text-box>
            <text:list text:style-name="L2">
              <text:list-item>
                <text:p text:style-name="P6"><text:span text:style-name="T5">Motivation</text:span></text:p>
              </text:list-item>
              <text:list-item>
                <text:p text:style-name="P6"><text:span text:style-name="T5">Interprocess Communication</text:span></text:p>
                <text:list>
                  <text:list-item>
                    <text:list>
                      <text:list-item>
                        <text:p text:style-name="P6"><text:span text:style-name="T5">Signals</text:span></text:p>
                      </text:list-item>
                      <text:list-item>
                        <text:p text:style-name="P6"><text:span text:style-name="T5">Sockets &amp; Network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procfs</text:span><text:span text:style-name="T5"> Digression</text:span></text:p>
              </text:list-item>
              <text:list-item>
                <text:p text:style-name="P6"><text:span text:style-name="T45">Message Passing Interface</text:span></text:p>
                <text:list>
                  <text:list-item>
                    <text:p text:style-name="P6"><text:span text:style-name="T5">Send/Receive</text:span></text:p>
                  </text:list-item>
                  <text:list-item>
                    <text:p text:style-name="P6"><text:span text:style-name="T5">Communication</text:span></text:p>
                  </text:list-item>
                  <text:list-item>
                    <text:p text:style-name="P6"><text:span text:style-name="T5">Parallel Constructs</text:span></text:p>
                  </text:list-item>
                  <text:list-item>
                    <text:p text:style-name="P6"><text:span text:style-name="T5">Grouping Data</text:span></text:p>
                  </text:list-item>
                  <text:list-item>
                    <text:p text:style-name="P6"><text:span text:style-name="T5">Communicators &amp; Topologies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3"><text:s/></text:span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essage Passing Interface (MPI)</text:span></text:p>
          </draw:text-box>
        </draw:frame>
        <draw:frame presentation:style-name="pr2" draw:text-style-name="P6" draw:layer="layout" svg:width="25.199cm" svg:height="16.217cm" svg:x="1.471cm" svg:y="4.605cm" presentation:class="subtitle" presentation:user-transformed="true">
          <draw:text-box>
            <text:list text:style-name="L2">
              <text:list-item>
                <text:p text:style-name="P6"><text:span text:style-name="T12">Classical von Neumann machine has single instruction/data stream (SISD) → <text:s/>single process &amp; memory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Multiple Instruction, multiple data (MIMD) system → connected processes are asynchronous, generally distributed memory (may also be shared where processes on single node)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MIMD Processors are connected in some network topology; we don't have to worry about the details, MPI abstracts this away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MPI is a standard for parallel programming first established in 1991, updated occasionally, by academics and industry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It comprises routines for point-to-point and collective communication, with bindings to C/C++ and fortran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Depending on underlying network fabric, communication maybe TCP or UDP- like in Infiniband networks</text:span></text:p>
              </text:list-item>
            </text:list>
            <text:p text:style-name="P6"><text:span text:style-name="T2"/></text:p>
            <text:p text:style-name="P6"><text:span text:style-name="T2"><text:s/>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PI : Basic communication</text:span></text:p>
          </draw:text-box>
        </draw:frame>
        <draw:frame presentation:style-name="pr2" draw:text-style-name="P6" draw:layer="layout" svg:width="25.199cm" svg:height="16.775cm" svg:x="1.471cm" svg:y="5.627cm" presentation:class="subtitle" presentation:user-transformed="true">
          <draw:text-box>
            <text:list text:style-name="L2">
              <text:list-item>
                <text:p text:style-name="P6"><text:span text:style-name="T12">Multiple, distributed processes are spawned at initialization, each process assigned a unique </text:span><text:span text:style-name="T13">rank</text:span><text:span text:style-name="T12"> 0,1,...,</text:span><text:span text:style-name="T13">p</text:span><text:span text:style-name="T12">-1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One may send information referencing process rank eg.,:</text:span></text:p>
              </text:list-item>
            </text:list>
            <text:p text:style-name="P21"><text:span text:style-name="T50"/></text:p>
            <text:p text:style-name="P21"><text:span text:style-name="T35">MPI_Send(&amp;x, 1, MPI_FLOAT, 1, 0, MPI_COMM_WORLD);</text:span></text:p>
            <text:p text:style-name="P21"><text:span text:style-name="T50"/></text:p>
            <text:p text:style-name="P21"><text:span text:style-name="T50"/></text:p>
            <text:p text:style-name="P21"><text:span text:style-name="T50"/></text:p>
            <text:list text:continue-numbering="true" text:style-name="L2">
              <text:list-item>
                <text:p text:style-name="P6"><text:span text:style-name="T37">This function has a receive analogue; both routines are </text:span><text:span text:style-name="T38">blocking</text:span><text:span text:style-name="T37"> by default </text:span></text:p>
              </text:list-item>
            </text:list>
            <text:p text:style-name="P6"><text:span text:style-name="T37"/></text:p>
            <text:list text:continue-numbering="true" text:style-name="L2">
              <text:list-item>
                <text:p text:style-name="P6"><text:span text:style-name="T37">Send/receive statements generally occur in same code, processors execute appropriate statement according to rank &amp; code branch</text:span></text:p>
              </text:list-item>
            </text:list>
            <text:p text:style-name="P6"><text:span text:style-name="T37"/></text:p>
            <text:list text:continue-numbering="true" text:style-name="L2">
              <text:list-item>
                <text:p text:style-name="P6"><text:span text:style-name="T37">Non-blocking functions available, allows communicating processes to continue with execution where able</text:span></text:p>
              </text:list-item>
            </text:list>
            <text:p text:style-name="P6"><text:span text:style-name="T2"><text:s/>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circle draw:style-name="gr10" draw:text-style-name="P15" draw:layer="layout" svg:width="1.905cm" svg:height="1.905cm" svg:x="7.05cm" svg:y="8.7cm">
          <text:p/>
        </draw:circle>
        <draw:line draw:style-name="gr11" draw:text-style-name="P15" draw:layer="layout" svg:x1="5.08cm" svg:y1="11.195cm" svg:x2="6.985cm" svg:y2="10.16cm">
          <text:p/>
        </draw:line>
        <draw:frame draw:style-name="gr1" draw:text-style-name="P18" draw:layer="layout" svg:width="4.613cm" svg:height="0.962cm" svg:x="1.905cm" svg:y="11.502cm">
          <draw:text-box>
            <text:p text:style-name="P2"><text:span text:style-name="T51">Buffer address</text:span></text:p>
          </draw:text-box>
        </draw:frame>
        <draw:circle draw:style-name="gr10" draw:text-style-name="P15" draw:layer="layout" svg:width="1.905cm" svg:height="1.905cm" svg:x="14.551cm" svg:y="8.701cm">
          <text:p/>
        </draw:circle>
        <draw:line draw:style-name="gr11" draw:text-style-name="P15" draw:layer="layout" svg:x1="13.335cm" svg:y1="11.195cm" svg:x2="14.605cm" svg:y2="10.605cm">
          <text:p/>
        </draw:line>
        <draw:frame draw:style-name="gr1" draw:text-style-name="P18" draw:layer="layout" svg:width="3.711cm" svg:height="0.962cm" svg:x="10.16cm" svg:y="11.195cm">
          <draw:text-box>
            <text:p text:style-name="P2"><text:span text:style-name="T51">Rank of rcv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PI : Requisite functions </text:span></text:p>
          </draw:text-box>
        </draw:frame>
        <draw:frame presentation:style-name="pr2" draw:text-style-name="P6" draw:layer="layout" svg:width="25.199cm" svg:height="13.859cm" svg:x="1.471cm" svg:y="5.081cm" presentation:class="subtitle" presentation:user-transformed="true">
          <draw:text-box>
            <text:list text:style-name="L2">
              <text:list-item>
                <text:p text:style-name="P6"><text:span text:style-name="T7">Bare minimum → </text:span><text:span text:style-name="T8"><text:s/>initialize, get rank for process, total processes and finalize when done</text:span></text:p>
              </text:list-item>
            </text:list>
            <text:p text:style-name="P6"><text:span text:style-name="T52"/></text:p>
            <text:p text:style-name="P6"><text:span text:style-name="T53">MPI_Init(&amp;argc, &amp;argv);</text:span><text:span text:style-name="T53"><text:tab/></text:span><text:span text:style-name="T53">//Start up</text:span></text:p>
            <text:p text:style-name="P6"><text:span text:style-name="T53">MPI_Comm_rank(MPI_COMM_WORLD,&amp;my_rank);</text:span><text:span text:style-name="T53"><text:tab/></text:span><text:span text:style-name="T53">//My rank</text:span></text:p>
            <text:p text:style-name="P6"><text:span text:style-name="T53">MPI_Comm_size(MPI_COMM_WORLD, &amp;p); //No. processors</text:span></text:p>
            <text:p text:style-name="P6"><text:span text:style-name="T53">MPI_Finalize(); //close up shop</text:span></text:p>
            <text:p text:style-name="P6"><text:span text:style-name="T53"/></text:p>
            <text:list text:continue-numbering="true" text:style-name="L2">
              <text:list-item>
                <text:p text:style-name="P6"><text:span text:style-name="T53">MPI_COMM_WORLD</text:span><text:span text:style-name="T54"> </text:span><text:span text:style-name="T55">is a </text:span><text:span text:style-name="T56">communicator</text:span><text:span text:style-name="T55"> parameter, a collection of processes that can send messages to each other.</text:span></text:p>
              </text:list-item>
            </text:list>
            <text:p text:style-name="P6"><text:span text:style-name="T55"/></text:p>
            <text:list text:continue-numbering="true" text:style-name="L2">
              <text:list-item>
                <text:p text:style-name="P6"><text:span text:style-name="T55">Messages are sent with </text:span><text:span text:style-name="T56">tags</text:span><text:span text:style-name="T55"> to identify them, allowing specificity beyond using just a source/destination parameter </text:span></text:p>
              </text:list-item>
            </text:list>
            <text:p text:style-name="P6"><text:span text:style-name="T2"><text:s/>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MPI : Datatypes</text:span></text:p>
          </draw:text-box>
        </draw:frame>
        <draw:frame draw:style-name="standard" draw:layer="layout" svg:width="16.018cm" svg:height="12.921cm" svg:x="4.445cm" svg:y="5.8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57">MPI_CHAR</text:span></text:p>
              </table:table-cell>
              <table:table-cell table:style-name="ce2">
                <text:p text:style-name="P2"><text:span text:style-name="T58">signed char</text:span></text:p>
              </table:table-cell>
            </table:table-row>
            <table:table-row table:style-name="ro1">
              <table:table-cell table:style-name="ce1">
                <text:p text:style-name="P2"><text:span text:style-name="T57">MPI_SHORT</text:span></text:p>
              </table:table-cell>
              <table:table-cell table:style-name="ce2">
                <text:p text:style-name="P2"><text:span text:style-name="T58">signed short int</text:span></text:p>
              </table:table-cell>
            </table:table-row>
            <table:table-row table:style-name="ro1">
              <table:table-cell table:style-name="ce1">
                <text:p text:style-name="P2"><text:span text:style-name="T57">MPI_INT</text:span></text:p>
              </table:table-cell>
              <table:table-cell table:style-name="ce2">
                <text:p text:style-name="P2"><text:span text:style-name="T58">signed int</text:span></text:p>
              </table:table-cell>
            </table:table-row>
            <table:table-row table:style-name="ro1">
              <table:table-cell table:style-name="ce1">
                <text:p text:style-name="P2"><text:span text:style-name="T57">MPI_LONG</text:span></text:p>
              </table:table-cell>
              <table:table-cell table:style-name="ce2">
                <text:p text:style-name="P2"><text:span text:style-name="T58">signed long int</text:span></text:p>
              </table:table-cell>
            </table:table-row>
            <table:table-row table:style-name="ro1">
              <table:table-cell table:style-name="ce1">
                <text:p text:style-name="P2"><text:span text:style-name="T57">MPI_UNSIGNED_CHAR</text:span></text:p>
              </table:table-cell>
              <table:table-cell table:style-name="ce2">
                <text:p text:style-name="P2"><text:span text:style-name="T58">unsigned char</text:span></text:p>
              </table:table-cell>
            </table:table-row>
            <table:table-row table:style-name="ro1">
              <table:table-cell table:style-name="ce1">
                <text:p text:style-name="P2"><text:span text:style-name="T57">MPI_UNSIGNED_SHORT</text:span></text:p>
              </table:table-cell>
              <table:table-cell table:style-name="ce2">
                <text:p text:style-name="P2"><text:span text:style-name="T58">unsigned short int</text:span></text:p>
              </table:table-cell>
            </table:table-row>
            <table:table-row table:style-name="ro1">
              <table:table-cell table:style-name="ce1">
                <text:p text:style-name="P2"><text:span text:style-name="T57">MPI_UNSIGNED</text:span></text:p>
              </table:table-cell>
              <table:table-cell table:style-name="ce2">
                <text:p text:style-name="P2"><text:span text:style-name="T58">unsigned int</text:span></text:p>
              </table:table-cell>
            </table:table-row>
            <table:table-row table:style-name="ro1">
              <table:table-cell table:style-name="ce1">
                <text:p text:style-name="P2"><text:span text:style-name="T57">MPI_UNSIGNED_LONG</text:span></text:p>
              </table:table-cell>
              <table:table-cell table:style-name="ce2">
                <text:p text:style-name="P2"><text:span text:style-name="T58">unsigned long int</text:span></text:p>
              </table:table-cell>
            </table:table-row>
            <table:table-row table:style-name="ro1">
              <table:table-cell table:style-name="ce1">
                <text:p text:style-name="P2"><text:span text:style-name="T57">MPI_FLOAT</text:span></text:p>
              </table:table-cell>
              <table:table-cell table:style-name="ce2">
                <text:p text:style-name="P2"><text:span text:style-name="T58">float </text:span></text:p>
              </table:table-cell>
            </table:table-row>
            <table:table-row table:style-name="ro1">
              <table:table-cell table:style-name="ce1">
                <text:p text:style-name="P2"><text:span text:style-name="T57">MPI_DOUBLE</text:span></text:p>
              </table:table-cell>
              <table:table-cell table:style-name="ce2">
                <text:p text:style-name="P2"><text:span text:style-name="T58">double</text:span></text:p>
              </table:table-cell>
            </table:table-row>
            <table:table-row table:style-name="ro1">
              <table:table-cell table:style-name="ce1">
                <text:p text:style-name="P2"><text:span text:style-name="T57">MPI_LONG_DOUBLE</text:span></text:p>
              </table:table-cell>
              <table:table-cell table:style-name="ce2">
                <text:p text:style-name="P2"><text:span text:style-name="T58">long double</text:span></text:p>
              </table:table-cell>
            </table:table-row>
            <table:table-row table:style-name="ro1">
              <table:table-cell table:style-name="ce1">
                <text:p text:style-name="P2"><text:span text:style-name="T57">MPI_BYTE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57">MPI_PACKED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presentation:style-name="pr6" draw:text-style-name="P22" draw:layer="layout" svg:width="25.199cm" svg:height="13.859cm" svg:x="1.4cm" svg:y="4.914cm" presentation:class="outline">
          <draw:text-box>
            <text:list text:style-name="L5">
              <text:list-header>
                <text:p text:style-name="P22"><text:span text:style-name="T59"/></text:p>
                <text:list>
                  <text:list-header>
                    <text:p text:style-name="P22"><text:span text:style-name="T60"/></text:p>
                  </text:list-header>
                </text:list>
              </text:list-header>
            </text:list>
            <text:p text:style-name="P22"><text:span text:style-name="T2"><text:s/>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Minimal MPI example</text:span></text:p>
          </draw:text-box>
        </draw:frame>
        <draw:frame presentation:style-name="pr8" draw:text-style-name="P24" draw:layer="layout" svg:width="25.199cm" svg:height="17.843cm" svg:x="1.4cm" svg:y="4.414cm" presentation:class="outline" presentation:user-transformed="true">
          <draw:text-box>
            <text:p text:style-name="P23"><text:span text:style-name="T61">#include "mpi.h"</text:span></text:p>
            <text:p text:style-name="P23"><text:span text:style-name="T62">#include &lt;stdio.h&gt;</text:span></text:p>
            <text:p text:style-name="P23"><text:span text:style-name="T62"/></text:p>
            <text:p text:style-name="P23"><text:span text:style-name="T62">int main(int argc, char *argv[])</text:span></text:p>
            <text:p text:style-name="P23"><text:span text:style-name="T62">{</text:span></text:p>
            <text:p text:style-name="P23"><text:span text:style-name="T62"><text:s text:c="8"/></text:span><text:span text:style-name="T62">int rank, size, i;</text:span></text:p>
            <text:p text:style-name="P23"><text:span text:style-name="T62"><text:s text:c="8"/></text:span><text:span text:style-name="T62">int buffer[10];</text:span></text:p>
            <text:p text:style-name="P23"><text:span text:style-name="T62"><text:s text:c="8"/></text:span><text:span text:style-name="T62">MPI_Status status;</text:span></text:p>
            <text:p text:style-name="P23"><text:span text:style-name="T62"/></text:p>
            <text:p text:style-name="P23"><text:span text:style-name="T62"><text:s text:c="8"/></text:span><text:span text:style-name="T62">MPI_Init(&amp;argc, &amp;argv);</text:span></text:p>
            <text:p text:style-name="P23"><text:span text:style-name="T62"><text:s text:c="8"/></text:span><text:span text:style-name="T62">MPI_Comm_size(MPI_COMM_WORLD, &amp;size);</text:span></text:p>
            <text:p text:style-name="P23"><text:span text:style-name="T62"><text:s text:c="8"/></text:span><text:span text:style-name="T62">MPI_Comm_rank(MPI_COMM_WORLD, &amp;rank);</text:span></text:p>
            <text:p text:style-name="P23"><text:span text:style-name="T62"/></text:p>
            <text:p text:style-name="P23"><text:span text:style-name="T62"><text:s text:c="8"/></text:span><text:span text:style-name="T62">if (rank &gt; 0)</text:span></text:p>
            <text:p text:style-name="P23"><text:span text:style-name="T62"><text:s text:c="8"/></text:span><text:span text:style-name="T62">{</text:span></text:p>
            <text:p text:style-name="P23"><text:span text:style-name="T62"/></text:p>
            <text:p text:style-name="P23"><text:span text:style-name="T62"><text:s text:c="8"/></text:span><text:span text:style-name="T62">for (int i =0; i&lt;10; i++)</text:span></text:p>
            <text:p text:style-name="P23"><text:span text:style-name="T62"><text:s text:c="24"/></text:span><text:span text:style-name="T62">buffer[i]=i * rank;</text:span></text:p>
            <text:p text:style-name="P23"><text:span text:style-name="T62"/></text:p>
            <text:p text:style-name="P23"><text:span text:style-name="T62"><text:s text:c="9"/></text:span><text:span text:style-name="T62"><text:tab/></text:span><text:span text:style-name="T62">MPI_Send(buffer, 10, MPI_INT, 0, 0, MPI_COMM_WORLD);</text:span></text:p>
            <text:p text:style-name="P23"><text:span text:style-name="T62"><text:s text:c="8"/></text:span><text:span text:style-name="T62">} else {</text:span></text:p>
            <text:p text:style-name="P23"><text:span text:style-name="T62"><text:s text:c="8"/></text:span></text:p>
            <text:p text:style-name="P23"><text:span text:style-name="T62"><text:s/></text:span><text:span text:style-name="T62"><text:tab/></text:span><text:span text:style-name="T62"><text:tab/></text:span><text:span text:style-name="T62">for (int i=1; i&lt;size; i++){</text:span></text:p>
            <text:p text:style-name="P23"><text:span text:style-name="T62"><text:s text:c="11"/></text:span><text:span text:style-name="T62"><text:tab/></text:span><text:span text:style-name="T62">MPI_Recv(buffer, 10, MPI_INT, i, 0, MPI_COMM_WORLD, &amp;status);</text:span></text:p>
            <text:p text:style-name="P23"><text:span text:style-name="T62"><text:s text:c="10"/></text:span><text:span text:style-name="T62"><text:tab/></text:span><text:span text:style-name="T62">printf("buffer element 0 : %i from proc : %i \n",buffer[0],i);</text:span></text:p>
            <text:p text:style-name="P23"><text:span text:style-name="T62"><text:s text:c="5"/></text:span><text:span text:style-name="T62"><text:tab/></text:span><text:span text:style-name="T62">}</text:span></text:p>
            <text:p text:style-name="P23"><text:span text:style-name="T62"><text:s text:c="4"/></text:span><text:span text:style-name="T62"><text:tab/></text:span><text:span text:style-name="T62">}</text:span></text:p>
            <text:p text:style-name="P23"><text:span text:style-name="T62"><text:s/></text:span><text:span text:style-name="T62"><text:tab/></text:span><text:span text:style-name="T62">MPI_Finalize();</text:span></text:p>
            <text:p text:style-name="P23"><text:span text:style-name="T62"><text:s text:c="2"/></text:span><text:span text:style-name="T62"><text:tab/></text:span><text:span text:style-name="T62">return 0;</text:span></text:p>
            <text:p text:style-name="P23"><text:span text:style-name="T62">}</text:span></text:p>
            <text:p text:style-name="P23"><text:span text:style-name="T39"/></text:p>
            <text:p><text:span text:style-name="T63"/></text:p>
            <text:p text:style-name="P15"><text:span text:style-name="T63"/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MPI : Collective Communication</text:span></text:p>
          </draw:text-box>
        </draw:frame>
        <draw:frame presentation:style-name="pr8" draw:text-style-name="P24" draw:layer="layout" svg:width="25.199cm" svg:height="13.859cm" svg:x="1.4cm" svg:y="5.814cm" presentation:class="outline" presentation:user-transformed="true">
          <draw:text-box>
            <text:list text:style-name="L5">
              <text:list-item>
                <text:p><text:span text:style-name="T64">A communication pattern involving all processes in a communicator is a </text:span><text:span text:style-name="T65">collective communication</text:span><text:span text:style-name="T64"> eg., a broadcast</text:span></text:p>
              </text:list-item>
              <text:list-item>
                <text:p><text:span text:style-name="T64">Same data sent to every process in communicator, more efficient than using multiple p2p routines, optimized :</text:span></text:p>
              </text:list-item>
            </text:list>
            <text:p text:style-name="P15"><text:span text:style-name="T66">MPI_Bcast(void* message, int count, MPI_Datatype type, int root, MPI_Comm comm)</text:span></text:p>
            <text:list text:continue-numbering="true" text:style-name="L5">
              <text:list-item>
                <text:p><text:span text:style-name="T59">Sends copy of data in </text:span><text:span text:style-name="T66">message</text:span><text:span text:style-name="T59"> from </text:span><text:span text:style-name="T66">root</text:span><text:span text:style-name="T59"> process to all in </text:span><text:span text:style-name="T66">comm</text:span><text:span text:style-name="T63">, </text:span><text:span text:style-name="T59">a scatter/map operation</text:span></text:p>
              </text:list-item>
              <text:list-item>
                <text:p><text:span text:style-name="T59">Collective communication is at the heart of efficient parallel operations</text:span></text:p>
              </text:list-item>
            </text:list>
            <text:p><text:span text:style-name="T63"/></text:p>
            <text:p text:style-name="P15"><text:span text:style-name="T63"/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Parallel Operations : Reduction</text:span></text:p>
          </draw:text-box>
        </draw:frame>
        <draw:frame presentation:style-name="pr8" draw:text-style-name="P24" draw:layer="layout" svg:width="25.199cm" svg:height="13.859cm" svg:x="1.4cm" svg:y="3.514cm" presentation:class="outline" presentation:user-transformed="true">
          <draw:text-box>
            <text:p><text:span text:style-name="T64"/></text:p>
            <text:list text:style-name="L5">
              <text:list-item>
                <text:p><text:span text:style-name="T55">Data maybe gathered/reduced after computation via :</text:span></text:p>
              </text:list-item>
            </text:list>
            <text:p><text:span text:style-name="T67">MPI_Reduce(void* operand, void* result, int count, MPI_Datatype type, MPI_Op operator, int root, MPI_Comm comm)</text:span></text:p>
            <text:list text:continue-numbering="true" text:style-name="L5">
              <text:list-item>
                <text:p><text:span text:style-name="T55">Combines all</text:span><text:span text:style-name="T54"> </text:span><text:span text:style-name="T67">operand</text:span><text:span text:style-name="T54">, </text:span><text:span text:style-name="T55">using</text:span><text:span text:style-name="T54"> </text:span><text:span text:style-name="T67">operator</text:span><text:span text:style-name="T54"> </text:span><text:span text:style-name="T55">and stores result on process</text:span><text:span text:style-name="T54"> </text:span><text:span text:style-name="T67">root</text:span><text:span text:style-name="T54">, </text:span><text:span text:style-name="T55">in</text:span><text:span text:style-name="T54"> </text:span><text:span text:style-name="T67">result</text:span></text:p>
              </text:list-item>
              <text:list-item>
                <text:p><text:span text:style-name="T55">A tree-structured reduce at all nodes ==</text:span><text:span text:style-name="T54"> </text:span><text:span text:style-name="T67">MPI_Allreduce,</text:span><text:span text:style-name="T68">ie., every process in </text:span><text:span text:style-name="T67">comm</text:span><text:span text:style-name="T68"> gets a copy of the result</text:span></text:p>
              </text:list-item>
            </text:list>
            <text:p><text:span text:style-name="T63"/></text:p>
            <text:p text:style-name="P15"><text:span text:style-name="T63"/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draw:custom-shape draw:style-name="gr12" draw:text-style-name="P25" xml:id="id3" draw:id="id3" draw:layer="layout" svg:width="1.27cm" svg:height="1.27cm" svg:x="6.925cm" svg:y="14.605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xml:id="id4" draw:id="id4" draw:layer="layout" svg:width="1.27cm" svg:height="1.27cm" svg:x="8.925cm" svg:y="14.605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xml:id="id1" draw:id="id1" draw:layer="layout" svg:width="1.27cm" svg:height="1.27cm" svg:x="5.025cm" svg:y="14.605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xml:id="id5" draw:id="id5" draw:layer="layout" svg:width="1.27cm" svg:height="1.27cm" svg:x="13.125cm" svg:y="14.605cm">
          <text:p text:style-name="P25">p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5" xml:id="id2" draw:id="id2" draw:layer="layout" svg:width="1.27cm" svg:height="1.27cm" svg:x="9.325cm" svg:y="18.805cm">
          <text:p text:style-name="P25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5" draw:layer="layout" draw:type="line" svg:x1="5.66cm" svg:y1="15.875cm" svg:x2="9.96cm" svg:y2="18.805cm" draw:start-shape="id1" draw:start-glue-point="8" draw:end-shape="id2" svg:d="m5660 15875 4300 2930" svg:viewBox="0 0 4301 2931">
          <text:p/>
        </draw:connector>
        <draw:connector draw:style-name="gr13" draw:text-style-name="P15" draw:layer="layout" draw:type="line" svg:x1="7.56cm" svg:y1="15.875cm" svg:x2="9.96cm" svg:y2="18.805cm" draw:start-shape="id3" draw:start-glue-point="8" draw:end-shape="id2" draw:end-glue-point="4" svg:d="m7560 15875 2400 2930" svg:viewBox="0 0 2401 2931">
          <text:p/>
        </draw:connector>
        <draw:connector draw:style-name="gr13" draw:text-style-name="P15" draw:layer="layout" draw:type="line" svg:x1="9.56cm" svg:y1="15.875cm" svg:x2="9.96cm" svg:y2="18.805cm" draw:start-shape="id4" draw:start-glue-point="8" draw:end-shape="id2" draw:end-glue-point="4" svg:d="m9560 15875 400 2930" svg:viewBox="0 0 401 2931">
          <text:p/>
        </draw:connector>
        <draw:connector draw:style-name="gr13" draw:text-style-name="P15" draw:layer="layout" draw:type="line" svg:x1="13.76cm" svg:y1="15.875cm" svg:x2="9.96cm" svg:y2="18.805cm" draw:start-shape="id5" draw:start-glue-point="8" draw:end-shape="id2" draw:end-glue-point="4" svg:d="m13760 15875-3800 2930" svg:viewBox="0 0 3801 2931">
          <text:p/>
        </draw:connector>
        <draw:line draw:style-name="gr14" draw:text-style-name="P15" draw:layer="layout" svg:x1="10.4cm" svg:y1="15.24cm" svg:x2="12.94cm" svg:y2="15.24cm">
          <text:p/>
        </draw:line>
        <draw:frame draw:style-name="gr1" draw:text-style-name="P2" draw:layer="layout" svg:width="1.594cm" svg:height="0.962cm" svg:x="10.711cm" svg:y="19.05cm">
          <draw:text-box>
            <text:p text:style-name="P2">root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Reduction Ops</text:span></text:p>
          </draw:text-box>
        </draw:frame>
        <draw:frame draw:style-name="standard" draw:layer="layout" svg:width="16.018cm" svg:height="12.921cm" svg:x="4.445cm" svg:y="5.8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69">MPI_MAX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69">MPI_MIN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69">MPI_SUM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69">MPI_PROD</text:span></text:p>
              </table:table-cell>
              <table:table-cell table:style-name="ce2"/>
            </table:table-row>
            <table:table-row table:style-name="ro1">
              <table:table-cell table:style-name="ce1">
                <text:p text:style-name="P2"><text:span text:style-name="T57">MPI_LAND</text:span></text:p>
              </table:table-cell>
              <table:table-cell table:style-name="ce2">
                <text:p text:style-name="P2"><text:span text:style-name="T58">Logical and</text:span></text:p>
              </table:table-cell>
            </table:table-row>
            <table:table-row table:style-name="ro1">
              <table:table-cell table:style-name="ce1">
                <text:p text:style-name="P2"><text:span text:style-name="T69">MPI_BAND</text:span></text:p>
              </table:table-cell>
              <table:table-cell table:style-name="ce2">
                <text:p text:style-name="P2"><text:span text:style-name="T58">Bitwise and</text:span></text:p>
              </table:table-cell>
            </table:table-row>
            <table:table-row table:style-name="ro1">
              <table:table-cell table:style-name="ce1">
                <text:p text:style-name="P2"><text:span text:style-name="T69">MPI_LOR</text:span></text:p>
              </table:table-cell>
              <table:table-cell table:style-name="ce2">
                <text:p text:style-name="P2"><text:span text:style-name="T58">Logical or</text:span></text:p>
              </table:table-cell>
            </table:table-row>
            <table:table-row table:style-name="ro1">
              <table:table-cell table:style-name="ce1">
                <text:p text:style-name="P2"><text:span text:style-name="T69">MPI_BOR</text:span></text:p>
              </table:table-cell>
              <table:table-cell table:style-name="ce2">
                <text:p text:style-name="P2"><text:span text:style-name="T58">Bitwise or</text:span></text:p>
              </table:table-cell>
            </table:table-row>
            <table:table-row table:style-name="ro1">
              <table:table-cell table:style-name="ce1">
                <text:p text:style-name="P2"><text:span text:style-name="T69">MPI_LXOR</text:span></text:p>
              </table:table-cell>
              <table:table-cell table:style-name="ce2">
                <text:p text:style-name="P2"><text:span text:style-name="T58">Logical XOR</text:span></text:p>
              </table:table-cell>
            </table:table-row>
            <table:table-row table:style-name="ro1">
              <table:table-cell table:style-name="ce1">
                <text:p text:style-name="P2"><text:span text:style-name="T69">MPI_BXOR</text:span></text:p>
              </table:table-cell>
              <table:table-cell table:style-name="ce2">
                <text:p text:style-name="P2"><text:span text:style-name="T58">Bitwise XOR</text:span></text:p>
              </table:table-cell>
            </table:table-row>
            <table:table-row table:style-name="ro1">
              <table:table-cell table:style-name="ce1">
                <text:p text:style-name="P2"><text:span text:style-name="T69">MPI_MAXLOC</text:span></text:p>
              </table:table-cell>
              <table:table-cell table:style-name="ce2">
                <text:p text:style-name="P2"><text:span text:style-name="T58">Max w/ location</text:span></text:p>
              </table:table-cell>
            </table:table-row>
            <table:table-row table:style-name="ro1">
              <table:table-cell table:style-name="ce1">
                <text:p text:style-name="P2"><text:span text:style-name="T69">MPI_MINLOC</text:span></text:p>
              </table:table-cell>
              <table:table-cell table:style-name="ce2">
                <text:p text:style-name="P2"><text:span text:style-name="T58">Min w/ location</text:span></text:p>
              </table:table-cell>
            </table:table-row>
            <table:table-row table:style-name="ro1">
              <table:table-cell table:style-name="ce1">
                <text:p text:style-name="P2"><text:span text:style-name="T69">MPI_PACKED</text:span>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presentation:style-name="pr6" draw:text-style-name="P22" draw:layer="layout" svg:width="25.199cm" svg:height="13.859cm" svg:x="1.4cm" svg:y="4.914cm" presentation:class="outline">
          <draw:text-box>
            <text:list text:style-name="L5">
              <text:list-header>
                <text:p text:style-name="P22"><text:span text:style-name="T59"/></text:p>
                <text:list>
                  <text:list-header>
                    <text:p text:style-name="P22"><text:span text:style-name="T60"/></text:p>
                  </text:list-header>
                </text:list>
              </text:list-header>
            </text:list>
            <text:p text:style-name="P22"><text:span text:style-name="T2"><text:s/>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Parallel Operations : Scatter/Gather</text:span></text:p>
          </draw:text-box>
        </draw:frame>
        <draw:frame presentation:style-name="pr8" draw:text-style-name="P24" draw:layer="layout" svg:width="25.199cm" svg:height="13.859cm" svg:x="1.4cm" svg:y="5.014cm" presentation:class="outline" presentation:user-transformed="true">
          <draw:text-box>
            <text:list text:style-name="L5">
              <text:list-item>
                <text:p><text:span text:style-name="T64">Bulk transfers of many-to-one and one-to-many are accomplished by gather and scatter operations respectively</text:span></text:p>
              </text:list-item>
              <text:list-item>
                <text:p><text:span text:style-name="T64">These operations form the kernel of matrix/vector operations for example; they are useful for distributing and reassembling arrays</text:span></text:p>
              </text:list-item>
            </text:list>
            <text:p><text:span text:style-name="T63"/></text:p>
            <text:p text:style-name="P15"><text:span text:style-name="T63"/></text:p>
          </draw:text-box>
        </draw:frame>
        <draw:g>
          <draw:rect draw:style-name="gr15" draw:text-style-name="P22" draw:layer="layout" svg:width="6.985cm" svg:height="1.27cm" svg:x="7.379cm" svg:y="13.07cm">
            <text:p/>
          </draw:rect>
          <draw:rect draw:style-name="gr15" draw:text-style-name="P15" draw:layer="layout" svg:width="6.985cm" svg:height="1.27cm" svg:x="7.38cm" svg:y="14.27cm">
            <text:p/>
          </draw:rect>
          <draw:rect draw:style-name="gr15" draw:text-style-name="P15" draw:layer="layout" svg:width="6.985cm" svg:height="1.27cm" svg:x="7.379cm" svg:y="15.47cm">
            <text:p/>
          </draw:rect>
          <draw:rect draw:style-name="gr15" draw:text-style-name="P15" draw:layer="layout" svg:width="6.985cm" svg:height="1.27cm" svg:x="7.38cm" svg:y="16.67cm">
            <text:p/>
          </draw:rect>
        </draw:g>
        <draw:g>
          <draw:rect draw:style-name="gr15" draw:text-style-name="P15" draw:layer="layout" svg:width="6.985cm" svg:height="1.27cm" svg:x="15.874cm" svg:y="13.07cm">
            <text:p/>
          </draw:rect>
          <draw:rect draw:style-name="gr15" draw:text-style-name="P15" draw:layer="layout" svg:width="6.985cm" svg:height="1.27cm" svg:x="15.875cm" svg:y="14.27cm">
            <text:p/>
          </draw:rect>
          <draw:rect draw:style-name="gr15" draw:text-style-name="P15" draw:layer="layout" svg:width="6.985cm" svg:height="1.27cm" svg:x="15.874cm" svg:y="15.47cm">
            <text:p/>
          </draw:rect>
          <draw:rect draw:style-name="gr15" draw:text-style-name="P15" draw:layer="layout" svg:width="6.985cm" svg:height="1.27cm" svg:x="15.875cm" svg:y="16.67cm">
            <text:p/>
          </draw:rect>
        </draw:g>
        <draw:frame draw:style-name="gr1" draw:text-style-name="P2" draw:layer="layout" svg:width="3.321cm" svg:height="5.228cm" svg:x="3.664cm" svg:y="12.936cm">
          <draw:text-box>
            <text:p text:style-name="P2"><text:span text:style-name="T70">Process 0</text:span></text:p>
            <text:p text:style-name="P2"><text:span text:style-name="T70"/></text:p>
            <text:p text:style-name="P2"><text:span text:style-name="T70">Process 1</text:span></text:p>
            <text:p text:style-name="P2"><text:span text:style-name="T70"/></text:p>
            <text:p text:style-name="P2"><text:span text:style-name="T70">Process 2</text:span></text:p>
            <text:p text:style-name="P2"><text:span text:style-name="T70"/></text:p>
            <text:p text:style-name="P2"><text:span text:style-name="T70">Process 3</text:span></text:p>
          </draw:text-box>
        </draw:frame>
        <draw:frame draw:style-name="gr16" draw:text-style-name="P26" draw:layer="layout" svg:width="2.64cm" svg:height="1.171cm" svg:x="7.52cm" svg:y="13.059cm">
          <draw:text-box>
            <text:p text:style-name="P26"><text:span text:style-name="T70">x</text:span><text:span text:style-name="T71">0</text:span></text:p>
          </draw:text-box>
        </draw:frame>
        <draw:frame draw:style-name="gr16" draw:text-style-name="P26" draw:layer="layout" svg:width="2.005cm" svg:height="1.171cm" svg:x="7.52cm" svg:y="16.76cm">
          <draw:text-box>
            <text:p text:style-name="P26"><text:span text:style-name="T70">x</text:span><text:span text:style-name="T71">3</text:span></text:p>
          </draw:text-box>
        </draw:frame>
        <draw:frame draw:style-name="gr16" draw:text-style-name="P26" draw:layer="layout" svg:width="2.005cm" svg:height="1.171cm" svg:x="7.52cm" svg:y="15.46cm">
          <draw:text-box>
            <text:p text:style-name="P26"><text:span text:style-name="T70">x</text:span><text:span text:style-name="T71">2</text:span></text:p>
          </draw:text-box>
        </draw:frame>
        <draw:frame draw:style-name="gr17" draw:text-style-name="P26" draw:layer="layout" svg:width="1.37cm" svg:height="1.615cm" svg:x="7.52cm" svg:y="14.26cm">
          <draw:text-box>
            <text:p text:style-name="P26"><text:span text:style-name="T70">x</text:span><text:span text:style-name="T71">1</text:span></text:p>
          </draw:text-box>
        </draw:frame>
        <draw:frame draw:style-name="gr18" draw:text-style-name="P27" draw:layer="layout" svg:width="6.733cm" svg:height="1.171cm" svg:x="16.127cm" svg:y="13.059cm">
          <draw:text-box>
            <text:p text:style-name="P26"><text:span text:style-name="T72">a</text:span><text:span text:style-name="T71">00</text:span><text:span text:style-name="T72"> <text:s text:c="3"/>a</text:span><text:span text:style-name="T71">01</text:span><text:span text:style-name="T72"> <text:s text:c="3"/>a</text:span><text:span text:style-name="T71">02</text:span><text:span text:style-name="T72"> <text:s text:c="3"/>a</text:span><text:span text:style-name="T71">03</text:span></text:p>
          </draw:text-box>
        </draw:frame>
        <draw:line draw:style-name="gr19" draw:text-style-name="P15" draw:layer="layout" svg:x1="17.84cm" svg:y1="14.255cm" svg:x2="16.77cm" svg:y2="14.996cm">
          <text:p/>
        </draw:line>
        <draw:line draw:style-name="gr19" draw:text-style-name="P15" draw:layer="layout" svg:x1="19.485cm" svg:y1="14.23cm" svg:x2="16.945cm" svg:y2="16.135cm">
          <text:p/>
        </draw:line>
        <draw:line draw:style-name="gr19" draw:text-style-name="P15" draw:layer="layout" svg:x1="20.979cm" svg:y1="14.286cm" svg:x2="17.045cm" svg:y2="17.306cm">
          <text:p/>
        </draw:line>
        <draw:line draw:style-name="gr19" draw:text-style-name="P15" draw:layer="layout" svg:x1="8.89cm" svg:y1="17.305cm" svg:x2="12.7cm" svg:y2="14.13cm">
          <text:p/>
        </draw:line>
        <draw:line draw:style-name="gr19" draw:text-style-name="P15" draw:layer="layout" svg:x1="8.89cm" svg:y1="16.035cm" svg:x2="11.43cm" svg:y2="14.13cm">
          <text:p/>
        </draw:line>
        <draw:line draw:style-name="gr19" draw:text-style-name="P15" draw:layer="layout" svg:x1="8.89cm" svg:y1="15.065cm" svg:x2="10.16cm" svg:y2="14.13cm">
          <text:p/>
        </draw:line>
        <draw:frame draw:style-name="gr20" draw:text-style-name="P2" draw:layer="layout" svg:width="12.065cm" svg:height="0.962cm" svg:x="9.525cm" svg:y="18.415cm">
          <draw:text-box>
            <text:p text:style-name="P2"><text:span text:style-name="T70">Gather <text:s text:c="37"/>Scatter 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Scatter/Gather Syntax</text:span></text:p>
          </draw:text-box>
        </draw:frame>
        <draw:frame presentation:style-name="pr8" draw:text-style-name="P24" draw:layer="layout" svg:width="25.199cm" svg:height="15.235cm" svg:x="1.4cm" svg:y="4.814cm" presentation:class="outline" presentation:user-transformed="true">
          <draw:text-box>
            <text:list text:style-name="L5">
              <text:list-item>
                <text:p><text:span text:style-name="T73">MPI_Gather(void* send_data, int send_count, MPI_Datatype send_type, void* recv_data, int recv_count, MPI_Datatype recv_type, int root, MPI_Comm comm)</text:span></text:p>
              </text:list-item>
              <text:list-item>
                <text:p><text:span text:style-name="T12">Collects data referenced by </text:span><text:span text:style-name="T35">send_data</text:span><text:span text:style-name="T12"> from each process in </text:span><text:span text:style-name="T35">comm</text:span><text:span text:style-name="T12"> and stores data in process rank order on process w/ rank </text:span><text:span text:style-name="T35">root</text:span><text:span text:style-name="T12">, in memory referenced by </text:span><text:span text:style-name="T35">recv_data</text:span></text:p>
              </text:list-item>
              <text:list-item>
                <text:p><text:span text:style-name="T73">MPI_Scatter(void* send_data, int send_count, MPI_Datatype send_type, void* recv_data, int recv_count, MPI_Datatype recv_type, int root, MPI_Comm comm)</text:span></text:p>
              </text:list-item>
              <text:list-item>
                <text:p><text:span text:style-name="T12">Splits data referenced by </text:span><text:span text:style-name="T35">send_data</text:span><text:span text:style-name="T12"> on process w/ rank </text:span><text:span text:style-name="T35">root</text:span><text:span text:style-name="T12"> into segments,</text:span><text:span text:style-name="T74"> </text:span><text:span text:style-name="T35">send_count</text:span><text:span text:style-name="T12"> elements each, w/ </text:span><text:span text:style-name="T35">send_type</text:span><text:span text:style-name="T12"> &amp; distributed in order to processes</text:span></text:p>
              </text:list-item>
              <text:list-item>
                <text:p><text:span text:style-name="T12">For gather result to ALL processes → </text:span><text:span text:style-name="T35">MPI_Allgather</text:span></text:p>
              </text:list-item>
            </text:list>
            <text:p><text:span text:style-name="T63"/></text:p>
            <text:p text:style-name="P15"><text:span text:style-name="T63"/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Grouping Data I</text:span></text:p>
          </draw:text-box>
        </draw:frame>
        <draw:frame presentation:style-name="pr8" draw:text-style-name="P29" draw:layer="layout" svg:width="25.199cm" svg:height="13.859cm" svg:x="1.4cm" svg:y="3.814cm" presentation:class="outline" presentation:user-transformed="true">
          <draw:text-box>
            <text:list text:style-name="L5">
              <text:list-item>
                <text:p text:style-name="P23"><text:span text:style-name="T37">Communication is expensive → bundle variables into single message</text:span></text:p>
              </text:list-item>
              <text:list-item>
                <text:p text:style-name="P23"><text:span text:style-name="T37">We must define a derived type than can describe the heterogeneous contents of a message using type and displacement pairs</text:span></text:p>
              </text:list-item>
              <text:list-item>
                <text:p text:style-name="P23"><text:span text:style-name="T37">Several ways to build this </text:span><text:span text:style-name="T35">MPI_Datatype</text:span><text:span text:style-name="T37"> eg., </text:span></text:p>
              </text:list-item>
            </text:list>
            <text:p text:style-name="P23"><text:span text:style-name="T37"/></text:p>
            <text:p text:style-name="P23"><text:span text:style-name="T73">MPI_Type_Struct(int count,</text:span><text:span text:style-name="T73"><text:tab/></text:span></text:p>
            <text:p text:style-name="P23"><text:span text:style-name="T73">int block_lengths[], //contains no. entries in each block</text:span></text:p>
            <text:p text:style-name="P23"><text:span text:style-name="T73">MPI_Aint displacements[], //element offset from msg start</text:span></text:p>
            <text:p text:style-name="P23"><text:span text:style-name="T73">MPI_Datatype typelist[], //exactly that</text:span></text:p>
            <text:p text:style-name="P23"><text:span text:style-name="T73">MPI_Datatype* new_mpi_t //a pointer to this new type)</text:span></text:p>
            <text:p text:style-name="P23"><text:span text:style-name="T50"/></text:p>
            <text:p text:style-name="P23"><text:span text:style-name="T50"/></text:p>
            <text:list text:continue-numbering="true" text:style-name="L5">
              <text:list-item>
                <text:p text:style-name="P28"><text:span text:style-name="T37">A very general derived type, although arrays to struct must be constructed explicitly using other MPI commands</text:span></text:p>
              </text:list-item>
              <text:list-item>
                <text:p text:style-name="P28"><text:span text:style-name="T37">Simpler when less heterogeneous eg., </text:span><text:span text:style-name="T35">MPI_Type_vector</text:span><text:span text:style-name="T50">,</text:span><text:span text:style-name="T37"> </text:span><text:span text:style-name="T35">MPI_Type_Contiguous</text:span><text:span text:style-name="T50">, </text:span><text:span text:style-name="T35">MPI_Type_indexed</text:span></text:p>
              </text:list-item>
            </text:list>
          </draw:text-box>
        </draw:frame>
        <draw:ellipse draw:style-name="gr21" draw:text-style-name="P15" draw:layer="layout" svg:width="1.905cm" svg:height="1.27cm" svg:x="2.975cm" svg:y="9.13cm">
          <text:p/>
        </draw:ellipse>
        <draw:line draw:style-name="gr19" draw:text-style-name="P15" draw:layer="layout" svg:x1="2.54cm" svg:y1="12.065cm" svg:x2="3.71cm" svg:y2="10.365cm">
          <text:p/>
        </draw:line>
        <draw:frame draw:style-name="gr1" draw:text-style-name="P2" draw:layer="layout" svg:width="7.923cm" svg:height="0.962cm" svg:x="1.27cm" svg:y="12.14cm">
          <draw:text-box>
            <text:p text:style-name="P2"><text:span text:style-name="T70">Allows for addresses &gt; int </text:span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Grouping Data II</text:span></text:p>
          </draw:text-box>
        </draw:frame>
        <draw:frame presentation:style-name="pr8" draw:text-style-name="P30" draw:layer="layout" svg:width="25.199cm" svg:height="13.859cm" svg:x="1.4cm" svg:y="5.614cm" presentation:class="outline" presentation:user-transformed="true">
          <draw:text-box>
            <text:list text:style-name="L5">
              <text:list-item>
                <text:p><text:span text:style-name="T7">Before these derived types can be used by a communication function, must be committed with </text:span><text:span text:style-name="T67">MPI_type_commit</text:span><text:span text:style-name="T7"> function call</text:span></text:p>
              </text:list-item>
              <text:list-item>
                <text:p><text:span text:style-name="T7">In order for message to be received, type signatures at send and receive must be </text:span><text:span text:style-name="T8">compatible</text:span><text:span text:style-name="T7">; if a collective communication, signatures must be identical</text:span></text:p>
              </text:list-item>
              <text:list-item>
                <text:p><text:span text:style-name="T67">MPI_Pack</text:span><text:span text:style-name="T7"> &amp; </text:span><text:span text:style-name="T67">MPI_Unpack</text:span><text:span text:style-name="T54"> </text:span><text:span text:style-name="T55">are useful for when messages of heterogeneous data are infrequent, and cost of constructing derived type outweighs benefit</text:span></text:p>
              </text:list-item>
              <text:list-item>
                <text:p><text:span text:style-name="T55">These methods also allow </text:span><text:span text:style-name="T56">buffering</text:span><text:span text:style-name="T55"> in user versus system memory, and the number of items transmitted is in the message itself</text:span></text:p>
              </text:list-item>
              <text:list-item>
                <text:p><text:span text:style-name="T55">Group data allows for sophisticated objects;</text:span><text:span text:style-name="T56"> we can also create more fined grained communication objects</text:span></text:p>
              </text:list-item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Communicators </text:span></text:p>
          </draw:text-box>
        </draw:frame>
        <draw:frame presentation:style-name="pr8" draw:text-style-name="P30" draw:layer="layout" svg:width="25.199cm" svg:height="13.859cm" svg:x="1.4cm" svg:y="5.614cm" presentation:class="outline" presentation:user-transformed="true">
          <draw:text-box>
            <text:list text:style-name="L5">
              <text:list-item>
                <text:p><text:span text:style-name="T55">Process subsets or </text:span><text:span text:style-name="T56">groups</text:span><text:span text:style-name="T55"> expand communication beyond simple p2p and broadcast communication, to create :</text:span></text:p>
                <text:list>
                  <text:list-item>
                    <text:p><text:span text:style-name="T55">Intra-communicators → <text:s/>communicate among one other and participate in collective communication, composed of :</text:span></text:p>
                    <text:list>
                      <text:list-item>
                        <text:p><text:span text:style-name="T55">an ordered collection of processes (group)</text:span></text:p>
                      </text:list-item>
                      <text:list-item>
                        <text:p><text:span text:style-name="T55">a context</text:span></text:p>
                      </text:list-item>
                    </text:list>
                  </text:list-item>
                  <text:list-item>
                    <text:p><text:span text:style-name="T55">Inter-communicators → <text:s/>communicate between different groups</text:span></text:p>
                  </text:list-item>
                </text:list>
              </text:list-item>
              <text:list-item>
                <text:p text:style-name="P23"><text:span text:style-name="T68">Communicators/groups are </text:span><text:span text:style-name="T75">opaque</text:span><text:span text:style-name="T68">, internals not directly accessible; these objects are referenced by a handle</text:span></text:p>
              </text:list-item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Communicators Cont.</text:span></text:p>
          </draw:text-box>
        </draw:frame>
        <draw:frame presentation:style-name="pr8" draw:text-style-name="P31" draw:layer="layout" svg:width="25.199cm" svg:height="13.859cm" svg:x="1.4cm" svg:y="5.614cm" presentation:class="outline" presentation:user-transformed="true">
          <draw:text-box>
            <text:list text:style-name="L5">
              <text:list-item>
                <text:p text:style-name="P23"><text:span text:style-name="T42">Internal contents manipulated by methods, much like private data in C++ class objects eg.,</text:span></text:p>
                <text:list>
                  <text:list-item>
                    <text:p><text:span text:style-name="T35">int MPI_Group_incl(MPI_Group old_group,int new_group_size, int ranks_in_old_group[], MPI_Group* new_group) →</text:span><text:span text:style-name="T42"> create a </text:span><text:span text:style-name="T35">new_group</text:span><text:span text:style-name="T42"> <text:s/>from </text:span><text:span text:style-name="T35">old_group</text:span><text:span text:style-name="T42">, using </text:span><text:span text:style-name="T35">ranks_in_old_group[]</text:span><text:span text:style-name="T42"> etc</text:span></text:p>
                  </text:list-item>
                  <text:list-item>
                    <text:p><text:span text:style-name="T35">int MPI_Comm_create(MPI_Comm old_comm, MPI_Group new_group, MPI_Comm* new_comm) →</text:span><text:span text:style-name="T42"> create a new communicator from the old, with context</text:span></text:p>
                  </text:list-item>
                </text:list>
              </text:list-item>
              <text:list-item>
                <text:p><text:span text:style-name="T35">MPI_Comm_group</text:span><text:span text:style-name="T42"> and </text:span><text:span text:style-name="T35">MPI_Group_incl</text:span><text:span text:style-name="T42"> are</text:span><text:span text:style-name="T76"> local</text:span><text:span text:style-name="T42"> methods without communication, </text:span><text:span text:style-name="T35">MPI_Comm_create</text:span><text:span text:style-name="T42"> is a collective communication implying </text:span><text:span text:style-name="T76">synchronization</text:span><text:span text:style-name="T42"> ie,. to establish single context</text:span></text:p>
              </text:list-item>
              <text:list-item>
                <text:p><text:span text:style-name="T42">Multiple communicators may be created </text:span><text:span text:style-name="T76">simultaneously</text:span><text:span text:style-name="T42"> using </text:span><text:span text:style-name="T35">MPI_Comm_split</text:span></text:p>
              </text:list-item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Topologies I</text:span></text:p>
          </draw:text-box>
        </draw:frame>
        <draw:frame presentation:style-name="pr8" draw:text-style-name="P32" draw:layer="layout" svg:width="25.199cm" svg:height="13.859cm" svg:x="1.4cm" svg:y="4.614cm" presentation:class="outline" presentation:user-transformed="true">
          <draw:text-box>
            <text:list text:style-name="L5">
              <text:list-item>
                <text:p text:style-name="P23"><text:span text:style-name="T68">MPI allows one to associate different addressing schemes to processes within a group</text:span></text:p>
              </text:list-item>
              <text:list-item>
                <text:p text:style-name="P23"><text:span text:style-name="T68">This is a </text:span><text:span text:style-name="T75">virtual</text:span><text:span text:style-name="T68"> versus real or physical topology, and is either a </text:span><text:span text:style-name="T75">graph structure</text:span><text:span text:style-name="T68"> or a (Cartesian) </text:span><text:span text:style-name="T75">grid</text:span><text:span text:style-name="T68">; properties:</text:span></text:p>
                <text:list>
                  <text:list-item>
                    <text:p text:style-name="P23"><text:span text:style-name="T68">Dimensions, w/</text:span></text:p>
                    <text:list>
                      <text:list-item>
                        <text:p text:style-name="P23"><text:span text:style-name="T68">Size of each</text:span></text:p>
                      </text:list-item>
                      <text:list-item>
                        <text:p text:style-name="P23"><text:span text:style-name="T68">Period of each</text:span></text:p>
                      </text:list-item>
                    </text:list>
                  </text:list-item>
                  <text:list-item>
                    <text:p text:style-name="P23"><text:span text:style-name="T68">Option to have processes </text:span><text:span text:style-name="T67">reorder</text:span><text:span text:style-name="T68">ed optimally within grid</text:span></text:p>
                  </text:list-item>
                </text:list>
              </text:list-item>
              <text:list-item>
                <text:p><text:span text:style-name="T68">Method to establish Cartesian grid </text:span><text:span text:style-name="T67">cart_comm</text:span><text:span text:style-name="T68"> :</text:span></text:p>
              </text:list-item>
            </text:list>
            <text:p><text:span text:style-name="T67">int MPI_Cart_create(MPI_Comm old_comm, int number_of_dims, int dim_sizes[], int wrap_around[], int reorder, MPI_Comm* cart_comm)</text:span></text:p>
            <text:list text:continue-numbering="true" text:style-name="L5">
              <text:list-item>
                <text:p><text:span text:style-name="T67">old_comm</text:span><text:span text:style-name="T7"> is typically just </text:span><text:span text:style-name="T67">MPI_COMM_WORLD</text:span><text:span text:style-name="T7"> created at init</text:span></text:p>
                <text:p><text:span text:style-name="T77"/></text:p>
              </text:list-item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Topologies II</text:span></text:p>
          </draw:text-box>
        </draw:frame>
        <draw:frame presentation:style-name="pr8" draw:text-style-name="P32" draw:layer="layout" svg:width="25.199cm" svg:height="16.042cm" svg:x="1.4cm" svg:y="4.014cm" presentation:class="outline" presentation:user-transformed="true">
          <draw:text-box>
            <text:list text:style-name="L5">
              <text:list-item>
                <text:p text:style-name="P23"><text:span text:style-name="T67">cart_comm</text:span><text:span text:style-name="T68"> will contain the processes from </text:span><text:span text:style-name="T67">old_comm</text:span><text:span text:style-name="T68"> with associated coordinates, available from </text:span><text:span text:style-name="T67">MPI_Cart_coords</text:span><text:span text:style-name="T68">:</text:span></text:p>
              </text:list-item>
            </text:list>
            <text:p text:style-name="P23"><text:span text:style-name="T67">int coordinates[2];</text:span></text:p>
            <text:p text:style-name="P23"><text:span text:style-name="T67">int my_grid_rank;</text:span></text:p>
            <text:p text:style-name="P23"><text:span text:style-name="T67">MPI_Comm_rank(cart_comm, &amp;my_grid_rank);</text:span></text:p>
            <text:p text:style-name="P23"><text:span text:style-name="T67">MPI_Cart_Coords(cart_comm, my_grid_rank,2,coordinates);</text:span></text:p>
            <text:p text:style-name="P23"><text:span text:style-name="T67"/></text:p>
            <text:list text:continue-numbering="true" text:style-name="L5">
              <text:list-item>
                <text:p text:style-name="P23"><text:span text:style-name="T68">Call to </text:span><text:span text:style-name="T67">MPI_Comm_rank</text:span><text:span text:style-name="T68"> is necessary because of process rank reordering (optimization)</text:span></text:p>
              </text:list-item>
              <text:list-item>
                <text:p text:style-name="P23"><text:span text:style-name="T68">Processes in cart_comm are stored in row major order</text:span></text:p>
              </text:list-item>
              <text:list-item>
                <text:p text:style-name="P23"><text:span text:style-name="T68">Can also partition in to sub-grid(s) using MPI_Cart_sub eg., for row:</text:span></text:p>
              </text:list-item>
            </text:list>
            <text:p text:style-name="P23"><text:span text:style-name="T68"/></text:p>
            <text:p text:style-name="P23"><text:span text:style-name="T35">int free_coords[2];</text:span></text:p>
            <text:p text:style-name="P23"><text:span text:style-name="T35">MPI_Comm row_comm;</text:span><text:span text:style-name="T35"><text:tab/></text:span><text:span text:style-name="T35"><text:tab/></text:span><text:span text:style-name="T35"><text:tab/></text:span><text:span text:style-name="T35">//new sub-grid</text:span></text:p>
            <text:p text:style-name="P23"><text:span text:style-name="T35">free_coords[0]=0;</text:span><text:span text:style-name="T35"><text:tab/></text:span><text:span text:style-name="T35"><text:tab/></text:span><text:span text:style-name="T35"><text:tab/></text:span><text:span text:style-name="T35">//bool; first coordinate fixed</text:span></text:p>
            <text:p text:style-name="P23"><text:span text:style-name="T35">free_coords[1]=1;</text:span><text:span text:style-name="T35"><text:tab/></text:span><text:span text:style-name="T35"><text:tab/></text:span><text:span text:style-name="T35"><text:tab/></text:span><text:span text:style-name="T35">//bool; second coordinate free</text:span></text:p>
            <text:p text:style-name="P23"><text:span text:style-name="T35">MPI_Cart_sub(cart_comm,free_coords,&amp;row_comm);</text:span></text:p>
            <text:list text:continue-numbering="true" text:style-name="L5">
              <text:list-header>
                <text:p><text:span text:style-name="T77"/></text:p>
              </text:list-header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Writing Parallel Code</text:span></text:p>
          </draw:text-box>
        </draw:frame>
        <draw:frame presentation:style-name="pr8" draw:text-style-name="P32" draw:layer="layout" svg:width="25.199cm" svg:height="16.24cm" svg:x="1.4cm" svg:y="4.014cm" presentation:class="outline" presentation:user-transformed="true">
          <draw:text-box>
            <text:list text:style-name="L5">
              <text:list-item>
                <text:p text:style-name="P23"><text:span text:style-name="T68">Assuming we've profiled our code and decided to parallelize, equipped with MPI routines, we must decide whether to take a :</text:span></text:p>
                <text:list>
                  <text:list-item>
                    <text:p><text:span text:style-name="T78">Domain parallel</text:span><text:span text:style-name="T68"> (divide tasks, similar data) or</text:span></text:p>
                  </text:list-item>
                  <text:list-item>
                    <text:p><text:span text:style-name="T78">Data parallel</text:span><text:span text:style-name="T68"> (divide data, similar tasks) approach</text:span></text:p>
                  </text:list-item>
                </text:list>
              </text:list-item>
              <text:list-item>
                <text:p><text:span text:style-name="T68">Data parallel in general scales much better, implies lower communication overhead</text:span></text:p>
              </text:list-item>
              <text:list-item>
                <text:p><text:span text:style-name="T68">Regardless, easiest to begin by selecting or designing data structures, and subsequently their distribution using a constructed topology or scatter/gather routines, for example</text:span></text:p>
              </text:list-item>
              <text:list-item>
                <text:p><text:span text:style-name="T68">Program in modules, beginning with easiest/essential functions (eg., I/O), relegating 'hard' functionality to stubs initially</text:span></text:p>
              </text:list-item>
              <text:list-item>
                <text:p><text:span text:style-name="T68">Time code sections, look at targets for optimization &amp; redesign</text:span></text:p>
              </text:list-item>
              <text:list-item>
                <text:p><text:span text:style-name="T68">Only concern yourself with the highest levels of abstraction germane to your problem, use parallel constructs wherever possible</text:span></text:p>
                <text:p><text:span text:style-name="T77"/></text:p>
              </text:list-item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A Note on the OSI Model</text:span>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list text:style-name="L2">
              <text:list-item>
                <text:p text:style-name="P6"><text:span text:style-name="T12">We've been playing fast and loose with a variety of communication entities; sockets, networks, protocols like UDP, TCP etc</text:span></text:p>
              </text:list-item>
              <text:list-item>
                <text:p text:style-name="P6"><text:span text:style-name="T12">The Open Systems Interconnection model separates these entities into 7 layers of abstraction, each layer providing </text:span><text:span text:style-name="T13">services</text:span><text:span text:style-name="T12"> to the layer immediately above</text:span></text:p>
              </text:list-item>
              <text:list-item>
                <text:p text:style-name="P6"><text:span text:style-name="T12">Data becomes increasingly fine grained going down from layer 7 to 1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As application developers and/or scientists, we need only be concerned with layers 4 and above</text:span></text:p>
              </text:list-item>
            </text:list>
            <text:p text:style-name="P1"><text:span text:style-name="T3"/></text:p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draw:frame draw:style-name="standard" draw:layer="layout" svg:width="22.065cm" svg:height="7.775cm" svg:x="2.806cm" svg:y="11.62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2"><text:span text:style-name="T79">Layer</text:span></text:p>
              </table:table-cell>
              <table:table-cell>
                <text:p text:style-name="P2"><text:span text:style-name="T79">Granularity</text:span></text:p>
              </table:table-cell>
              <table:table-cell>
                <text:p text:style-name="P2"><text:span text:style-name="T79">Function</text:span></text:p>
              </table:table-cell>
              <table:table-cell>
                <text:p text:style-name="P2"><text:span text:style-name="T79">Example</text:span></text:p>
              </table:table-cell>
            </table:table-row>
            <table:table-row table:style-name="ro2" table:default-cell-style-name="ce4">
              <table:table-cell>
                <text:p text:style-name="P2">7.Application</text:p>
              </table:table-cell>
              <table:table-cell>
                <text:p text:style-name="P2">data</text:p>
              </table:table-cell>
              <table:table-cell>
                <text:p text:style-name="P2">process accessing network</text:p>
              </table:table-cell>
              <table:table-cell>
                <text:p text:style-name="P2">MPI </text:p>
              </table:table-cell>
            </table:table-row>
            <table:table-row table:style-name="ro2" table:default-cell-style-name="ce4">
              <table:table-cell>
                <text:p text:style-name="P2">6.Presentation</text:p>
              </table:table-cell>
              <table:table-cell>
                <text:p text:style-name="P2">data</text:p>
              </table:table-cell>
              <table:table-cell>
                <text:p text:style-name="P2">encryt/decrypt, data conversion</text:p>
              </table:table-cell>
              <table:table-cell>
                <text:p text:style-name="P2">MPI </text:p>
              </table:table-cell>
            </table:table-row>
            <table:table-row table:style-name="ro2" table:default-cell-style-name="ce4">
              <table:table-cell>
                <text:p text:style-name="P2">5.Session</text:p>
              </table:table-cell>
              <table:table-cell>
                <text:p text:style-name="P2">data</text:p>
              </table:table-cell>
              <table:table-cell>
                <text:p text:style-name="P2">management</text:p>
              </table:table-cell>
              <table:table-cell>
                <text:p text:style-name="P2">MPI </text:p>
              </table:table-cell>
            </table:table-row>
            <table:table-row table:style-name="ro2" table:default-cell-style-name="ce4">
              <table:table-cell>
                <text:p text:style-name="P2">4.Transport</text:p>
              </table:table-cell>
              <table:table-cell>
                <text:p text:style-name="P2">segments</text:p>
              </table:table-cell>
              <table:table-cell>
                <text:p text:style-name="P2">reliability &amp; flow control</text:p>
              </table:table-cell>
              <table:table-cell>
                <text:p text:style-name="P2">IB verbs</text:p>
              </table:table-cell>
            </table:table-row>
            <table:table-row table:style-name="ro2" table:default-cell-style-name="ce4">
              <table:table-cell>
                <text:p text:style-name="P2">3.Network</text:p>
              </table:table-cell>
              <table:table-cell>
                <text:p text:style-name="P2">packets</text:p>
              </table:table-cell>
              <table:table-cell>
                <text:p text:style-name="P2">path</text:p>
              </table:table-cell>
              <table:table-cell>
                <text:p text:style-name="P2">Infiniband</text:p>
              </table:table-cell>
            </table:table-row>
            <table:table-row table:style-name="ro2" table:default-cell-style-name="ce4">
              <table:table-cell>
                <text:p text:style-name="P2">2.Data Link</text:p>
              </table:table-cell>
              <table:table-cell>
                <text:p text:style-name="P2">frames</text:p>
              </table:table-cell>
              <table:table-cell>
                <text:p text:style-name="P2">addressing</text:p>
              </table:table-cell>
              <table:table-cell>
                <text:p text:style-name="P2">Infiniband</text:p>
              </table:table-cell>
            </table:table-row>
            <table:table-row table:style-name="ro2" table:default-cell-style-name="ce4">
              <table:table-cell>
                <text:p text:style-name="P2">1.Physical</text:p>
              </table:table-cell>
              <table:table-cell>
                <text:p text:style-name="P2">bits</text:p>
              </table:table-cell>
              <table:table-cell>
                <text:p text:style-name="P2">signals/electrical</text:p>
              </table:table-cell>
              <table:table-cell>
                <text:p text:style-name="P2">Infiniban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Conclusions</text:span></text:p>
          </draw:text-box>
        </draw:frame>
        <draw:frame presentation:style-name="pr4" draw:text-style-name="P33" draw:layer="layout" svg:width="25.199cm" svg:height="14.954cm" svg:x="1cm" svg:y="4.415cm" presentation:class="subtitle" presentation:user-transformed="true">
          <draw:text-box>
            <text:list text:style-name="L2">
              <text:list-item>
                <text:p text:style-name="P6"><text:span text:style-name="T12">We can determine the parallel portion of our code through profiling; as a rule of thumb a code with P ~ 99% can effectively utilize about 256 cores, code with P ~ 90% about 20 cores 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When the parallel portion of code approaches 90%, we can justify going outside the multi-core node and using some form of inter-process communication (IPC)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IPC comes in a variety of forms eg., sockets connected over networks, signals between processes on a single machine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The message passing interface (MPI) abstracts away details of IPC used over networks, providing language bindings to C,fortran etc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MPI has a number of highly optimized collective communication and parallel constructs, sophisticated means of grouping objects, as well as computational topologies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The OSI Model assigns various communication entities to one of seven layers, we need only be concerned with layer four and above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References</text:span></text:p>
          </draw:text-box>
        </draw:frame>
        <draw:frame presentation:style-name="pr2" draw:text-style-name="P33" draw:layer="layout" svg:width="25.199cm" svg:height="18.581cm" svg:x="1cm" svg:y="1.857cm" presentation:class="subtitle" presentation:user-transformed="true">
          <draw:text-box>
            <text:p text:style-name="P6"><text:span text:style-name="T80"/></text:p>
            <text:list text:style-name="L2">
              <text:list-item>
                <text:p text:style-name="P6"><text:span text:style-name="T12">Pacheco's excellent MPI text</text:span></text:p>
                <text:list>
                  <text:list-item>
                    <text:p text:style-name="P6"><text:span text:style-name="T12">http://www.cs.usfca.edu/~peter/ppmpi/</text:span></text:p>
                  </text:list-item>
                </text:list>
              </text:list-item>
              <text:list-item>
                <text:p text:style-name="P6"><text:span text:style-name="T12">Valgrind (no really, buy the manual)</text:span></text:p>
                <text:list>
                  <text:list-item>
                    <text:p text:style-name="P6"><text:span text:style-name="T12"><text:a xlink:href="http://valgrind.org/" xlink:type="simple">http://valgrind.org/</text:a></text:span></text:p>
                  </text:list-item>
                </text:list>
              </text:list-item>
              <text:list-item>
                <text:p text:style-name="P6"><text:span text:style-name="T12">UNIX signals</text:span></text:p>
                <text:list>
                  <text:list-item>
                    <text:p text:style-name="P6"><text:span text:style-name="T12">http://www.cs.pitt.edu/~alanjawi/cs449/code/shell/UnixSignals.htm</text:span></text:p>
                  </text:list-item>
                </text:list>
              </text:list-item>
              <text:list-item>
                <text:p text:style-name="P6"><text:span text:style-name="T12">OpenMPI</text:span></text:p>
                <text:list>
                  <text:list-item>
                    <text:p text:style-name="P6"><text:span text:style-name="T12">http://open-mpi.org/</text:span></text:p>
                  </text:list-item>
                </text:list>
              </text:list-item>
              <text:list-item>
                <text:p text:style-name="P6"><text:span text:style-name="T12">procfs</text:span></text:p>
                <text:list>
                  <text:list-item>
                    <text:p text:style-name="P6"><text:span text:style-name="T12"><text:a xlink:href="http://www.kernel.org/doc/man-pages/online/pages/man5/proc.5.html" xlink:type="simple">http://www.kernel.org/doc/man-pages/online/pages/man5/proc.5.html</text:a></text:span></text:p>
                  </text:list-item>
                </text:list>
              </text:list-item>
              <text:list-item>
                <text:p text:style-name="P6"><text:span text:style-name="T12">Excellent article on ptrace</text:span></text:p>
                <text:list>
                  <text:list-item>
                    <text:p text:style-name="P6"><text:span text:style-name="T12"><text:a xlink:href="http://linuxgazette.net/81/sandeep.html" xlink:type="simple">http://linuxgazette.net/81/sandeep.html</text:a></text:span></text:p>
                  </text:list-item>
                </text:list>
              </text:list-item>
              <text:list-item>
                <text:p text:style-name="P6"><text:span text:style-name="T12">Kernel vulnerabilities associated with ptrace/procfs</text:span></text:p>
                <text:list>
                  <text:list-item>
                    <text:p text:style-name="P6"><text:span text:style-name="T12">http://www.kb.cert.org/vuls/id/176888</text:span></text:p>
                  </text:list-item>
                </text:list>
              </text:list-item>
              <text:list-item>
                <text:p text:style-name="P6"><text:span text:style-name="T12">MPI tutorials</text:span></text:p>
                <text:list>
                  <text:list-item>
                    <text:p text:style-name="P6"><text:span text:style-name="T12"><text:a xlink:href="http://www.mcs.anl.gov/research/projects/mpi/learning.html" xlink:type="simple">http://www.mcs.anl.gov/research/projects/mpi/learning.html</text:a></text:span></text:p>
                  </text:list-item>
                </text:list>
              </text:list-item>
              <text:list-item>
                <text:p text:style-name="P6"><text:span text:style-name="T12">Linux Gazette articles</text:span></text:p>
                <text:list>
                  <text:list-item>
                    <text:p text:style-name="P6"><text:span text:style-name="T12"><text:a xlink:href="http://linuxgazette.net/" xlink:type="simple">http://linuxgazette.net</text:a></text:span></text:p>
                  </text:list-item>
                </text:list>
              </text:list-item>
              <text:list-item>
                <text:p text:style-name="P6"><text:span text:style-name="T12">Open Systems Interconnection </text:span></text:p>
                <text:list>
                  <text:list-item>
                    <text:p text:style-name="P6"><text:span text:style-name="T12"><text:a xlink:href="http://en.wikipedia.org/wiki/OSI_Reference_Model" xlink:type="simple">http://en.wikipedia.org/wiki/OSI_Reference_Model</text:a></text:span></text:p>
                  </text:list-item>
                </text:list>
              </text:list-item>
              <text:list-item>
                <text:p text:style-name="P6"><text:span text:style-name="T12">PBS reference</text:span></text:p>
                <text:list>
                  <text:list-item>
                    <text:p text:style-name="P6"><text:span text:style-name="T12">http://rcc.its.psu.edu/user_guides/system_utilities/pbs/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Exercises</text:span></text:p>
          </draw:text-box>
        </draw:frame>
        <draw:frame presentation:style-name="pr4" draw:text-style-name="P33" draw:layer="layout" svg:width="25.199cm" svg:height="13.859cm" svg:x="1cm" svg:y="4.915cm" presentation:class="subtitle" presentation:user-transformed="true">
          <draw:text-box>
            <text:p text:style-name="P6"><text:span text:style-name="T12"/></text:p>
            <text:list text:style-name="L2">
              <text:list-item>
                <text:p text:style-name="P6"><text:span text:style-name="T12">Build the supplied MPI code via '</text:span><text:span text:style-name="T73">make -f Makefile_</text:span><text:span text:style-name="T12">' and submit to cluster of your choice using the following PBS script</text:span></text:p>
              </text:list-item>
              <text:list-item>
                <text:p text:style-name="P6"><text:span text:style-name="T12">Compare scaling with OpenMP example from last week, by varying both nodes and procs per node (ppn); differences? (NUMA vs <text:s/>good locality w/ MPI)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Sketch how the gather function is collecting data, and the root process subsequently writes out to disk</text:span></text:p>
              </text:list-item>
              <text:list-item>
                <text:p text:style-name="P6"><text:span text:style-name="T12">Similarly, sketch how the image data exists in memory; are the two pictures commensurate? (hint: no :) )</text:span></text:p>
              </text:list-item>
              <text:list-item>
                <text:p text:style-name="P6"><text:span text:style-name="T12">Re-assign image grid tiles to processes such that no file manipulation is required after program completion</text:span></text:p>
              </text:list-item>
            </text:list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Scheduling on clusters : PBS</text:span></text:p>
          </draw:text-box>
        </draw:frame>
        <draw:frame presentation:style-name="pr4" draw:text-style-name="P33" draw:layer="layout" svg:width="25.199cm" svg:height="16.723cm" svg:x="0.836cm" svg:y="4.445cm" presentation:class="subtitle" presentation:user-transformed="true">
          <draw:text-box>
            <text:list text:style-name="L2">
              <text:list-item>
                <text:p text:style-name="P6"><text:span text:style-name="T81">Basic submission script </text:span><text:span text:style-name="T82">foo.pbs</text:span><text:span text:style-name="T81">:</text:span></text:p>
              </text:list-item>
            </text:list>
            <text:p text:style-name="P6"><text:span text:style-name="T82"/></text:p>
            <text:p text:style-name="P6"><text:span text:style-name="T82">#PBS -l nodes=4:ppn=4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/text:p>
            <text:p text:style-name="P6"><text:span text:style-name="T82">#PBS -l mem=1Gb</text:span></text:p>
            <text:p text:style-name="P6"><text:span text:style-name="T82">#PBS -l walltime=00:20:00</text:span></text:p>
            <text:p text:style-name="P6"><text:span text:style-name="T82">#PBS -o /gpfs/home/wjb19/scratch/ktm_stdout.txt</text:span></text:p>
            <text:p text:style-name="P6"><text:span text:style-name="T82">#PBS -e /gpfs/home/wjb19/scratch/ktm_stderr.txt</text:span></text:p>
            <text:p text:style-name="P6"><text:span text:style-name="T82">#PBS -V</text:span></text:p>
            <text:p text:style-name="P6"><text:span text:style-name="T82"/></text:p>
            <text:p text:style-name="P6"><text:span text:style-name="T82">cd /gpfs/home/wjb19/scratch</text:span></text:p>
            <text:p text:style-name="P6"><text:span text:style-name="T82">module load openmpi/gnu/1.4.2</text:span></text:p>
            <text:p text:style-name="P6"><text:span text:style-name="T82"/></text:p>
            <text:p text:style-name="P6"><text:span text:style-name="T82">mpirun ./psktm.x</text:span></text:p>
            <text:p text:style-name="P6"><text:span text:style-name="T83"/></text:p>
            <text:list text:continue-numbering="true" text:style-name="L2">
              <text:list-item>
                <text:p text:style-name="P6"><text:span text:style-name="T47">Submit to cluster :</text:span></text:p>
              </text:list-item>
            </text:list>
            <text:p text:style-name="P6"><text:span text:style-name="T82">[wjb19@lionxf scratch]$ qsub foo.pbs</text:span></text:p>
            <text:p text:style-name="P6"><text:span text:style-name="T82"/></text:p>
            <text:list text:continue-numbering="true" text:style-name="L2">
              <text:list-item>
                <text:p text:style-name="P6"><text:span text:style-name="T81">Check status:</text:span></text:p>
              </text:list-item>
            </text:list>
            <text:p text:style-name="P6"><text:span text:style-name="T82">[wjb19@lionxf scratch]$ qstat -u wjb19</text:span></text:p>
            <text:p text:style-name="P6"><text:span text:style-name="T82"/></text:p>
            <text:list text:continue-numbering="true" text:style-name="L2">
              <text:list-item>
                <text:p text:style-name="P6"><text:span text:style-name="T81">List nodes for running jobs :</text:span></text:p>
              </text:list-item>
            </text:list>
            <text:p text:style-name="P6"><text:span text:style-name="T82">[wjb19@lionxf scratch]$ qstat -n</text:span></text:p>
            <text:p text:style-name="P6"><text:span text:style-name="T82"/></text:p>
            <text:p text:style-name="P6"><text:span text:style-name="T47"/></text:p>
          </draw:text-box>
        </draw:frame>
        <draw:frame draw:style-name="gr1" draw:text-style-name="P3" draw:layer="layout" svg:width="5.455cm" svg:height="0.971cm" svg:x="22.361cm" svg:y="19.686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Debug MPI applications</text:span></text:p>
          </draw:text-box>
        </draw:frame>
        <draw:frame presentation:style-name="pr10" draw:text-style-name="P35" draw:layer="layout" svg:width="25.199cm" svg:height="16.132cm" svg:x="1.27cm" svg:y="3.945cm" presentation:class="outline" presentation:user-transformed="true">
          <draw:text-box>
            <text:list text:style-name="L5">
              <text:list-item>
                <text:p text:style-name="P23"><text:span text:style-name="T37">MPI programs are readily debugged using serial programs like </text:span><text:span text:style-name="T35">gdb</text:span><text:span text:style-name="T37">, once you have :</text:span></text:p>
                <text:list>
                  <text:list-item>
                    <text:p text:style-name="P34"><text:span text:style-name="T37">compiled with </text:span><text:span text:style-name="T35">-g &amp;</text:span><text:span text:style-name="T42"> submitted your job</text:span></text:p>
                  </text:list-item>
                  <text:list-item>
                    <text:p text:style-name="P34"><text:span text:style-name="T37">an assigned <text:s/>node from </text:span><text:span text:style-name="T35">qstat</text:span><text:span text:style-name="T37"> query </text:span></text:p>
                  </text:list-item>
                  <text:list-item>
                    <text:p text:style-name="P34"><text:span text:style-name="T37">process id on that node ie., ssh to node and</text:span></text:p>
                  </text:list-item>
                  <text:list-item>
                    <text:p text:style-name="P34"><text:span text:style-name="T37">run </text:span><text:span text:style-name="T35">gdb pid==pid_for_the_proc</text:span></text:p>
                  </text:list-item>
                </text:list>
              </text:list-item>
              <text:list-item>
                <text:p><text:span text:style-name="T35"><text:s/></text:span><text:span text:style-name="T42">OpenMPI.org give a useful code block to use in conjunction with this technique :</text:span></text:p>
              </text:list-item>
            </text:list>
            <text:p text:style-name="P23"><text:span text:style-name="T36">{</text:span></text:p>
            <text:p text:style-name="P23"><text:span text:style-name="T36"><text:s text:c="4"/></text:span><text:span text:style-name="T36">int i = 0;</text:span></text:p>
            <text:p text:style-name="P23"><text:span text:style-name="T36"><text:s text:c="4"/></text:span><text:span text:style-name="T36">char hostname[256];</text:span></text:p>
            <text:p text:style-name="P23"><text:span text:style-name="T36"><text:s text:c="4"/></text:span><text:span text:style-name="T36">gethostname(hostname, sizeof(hostname));</text:span></text:p>
            <text:p text:style-name="P23"><text:span text:style-name="T36"><text:s text:c="4"/></text:span><text:span text:style-name="T36">printf("PID %d on %s ready for attach\n", getpid(), hostname);</text:span></text:p>
            <text:p text:style-name="P23"><text:span text:style-name="T36"><text:s text:c="4"/></text:span><text:span text:style-name="T36">fflush(stdout);</text:span></text:p>
            <text:p text:style-name="P23"><text:span text:style-name="T36"><text:s text:c="4"/></text:span><text:span text:style-name="T36">while (0 == i)</text:span></text:p>
            <text:p text:style-name="P23"><text:span text:style-name="T36"><text:s text:c="8"/></text:span><text:span text:style-name="T36">sleep(5);</text:span></text:p>
            <text:p text:style-name="P23"><text:span text:style-name="T36">}</text:span></text:p>
            <text:list text:continue-numbering="true" text:style-name="L5">
              <text:list-item>
                <text:p text:style-name="P23"><text:span text:style-name="T42">Once attached and working with </text:span><text:span text:style-name="T35">gdb</text:span><text:span text:style-name="T42">, you can set some breakpoints and alter the parameter </text:span><text:span text:style-name="T35">i</text:span><text:span text:style-name="T42"> (eg., </text:span><text:span text:style-name="T35">set var i=7</text:span><text:span text:style-name="T42">) to move out of the loop</text:span></text:p>
              </text:list-item>
            </text:list>
          </draw:text-box>
        </draw:frame>
        <draw:frame draw:style-name="gr1" draw:text-style-name="P3" draw:layer="layout" svg:width="5.455cm" svg:height="0.971cm" svg:x="22.362cm" svg:y="19.687cm">
          <draw:text-box>
            <text:p text:style-name="P2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</meta:initial-creator>
    <meta:creation-date>2014-04-24T14:41:48</meta:creation-date>
    <dc:date>2014-04-24T14:42:19</dc:date>
    <dc:creator>bill </dc:creator>
    <meta:editing-duration>P0D</meta:editing-duration>
    <meta:editing-cycles>1</meta:editing-cycles>
    <meta:document-statistic meta:object-count="28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77cm" svg:y="0.855cm" svg:width="14.59cm" svg:height="7.545cm">
          <chartooo:coordinate-region svg:x="1.577cm" svg:y="1.054cm" svg:width="13.783cm" svg:height="6.699cm"/>
          <chart:axis chart:dimension="x" chart:name="primary-x" chart:style-name="ch3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" chart:label-cell-address="local-table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24.4103816">
                <text:p>24.41038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27.763456">
                <text:p>27.763456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2.0745516">
                <text:p>32.0745516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7.8226791">
                <text:p>37.8226791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5.8700577">
                <text:p>45.870057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57.9411255">
                <text:p>57.9411255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78.0595719">
                <text:p>78.0595719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18.296465">
                <text:p>118.29646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39.007143">
                <text:p>239.007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